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79cm"/>
    </style:style>
    <style:style style:family="table-column" style:name="co2">
      <style:table-column-properties fo:break-before="auto" style:column-width="3.328cm"/>
    </style:style>
    <style:style style:family="table-column" style:name="co3">
      <style:table-column-properties fo:break-before="auto" style:column-width="0.755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2.461cm"/>
    </style:style>
    <style:style style:family="table-column" style:name="co7">
      <style:table-column-properties fo:break-before="auto" style:column-width="2.21cm"/>
    </style:style>
    <style:style style:family="table-column" style:name="co8">
      <style:table-column-properties fo:break-before="auto" style:column-width="2.432cm"/>
    </style:style>
    <style:style style:family="table-column" style:name="co9">
      <style:table-column-properties fo:break-before="auto" style:column-width="2.182cm"/>
    </style:style>
    <style:style style:family="table-column" style:name="co10">
      <style:table-column-properties fo:break-before="auto" style:column-width="2.321cm"/>
    </style:style>
    <style:style style:family="table-column" style:name="co11">
      <style:table-column-properties fo:break-before="auto" style:column-width="2.26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693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T_5f_1909_5f_02_5f_T3">
      <style:table-properties style:writing-mode="lr-tb" table:display="tru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2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9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_1909_02_T3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 table:number-columns-repeated="2"/>
        <table:table-column table:style-name="co4" table:default-cell-style-name="Default" table:number-columns-repeated="1012"/>
        <table:table-row table:style-name="ro1">
          <table:table-cell ns41:value-type="string" table:style-name="TL Title" office:value-type="string">
            <text:p>Tabel III: Indeeling der echtparen naar de leeftijden der beide echtgenooten.</text:p>
          </table:table-cell>
          <table:table-cell table:style-name="ce8" table:number-columns-repeated="10"/>
          <table:table-cell table:style-name="ce2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TL RowProperty" table:number-columns-spanned="1" office:value-type="string">
            <text:p>Plaats, provincie etc.</text:p>
          </table:table-cell>
          <table:table-cell ns41:value-type="string" table:number-rows-spanned="2" table:style-name="TL RowProperty" table:number-columns-spanned="1" office:value-type="string">
            <text:p>Leeftijd van den man in jaren.</text:p>
          </table:table-cell>
          <table:table-cell table:style-name="ce14"/>
          <table:table-cell ns41:value-type="string" table:number-rows-spanned="1" table:style-name="TL ColHeader" table:number-columns-spanned="9" office:value-type="string">
            <text:p>Leeftijd van de vrouw in jaren.</text:p>
          </table:table-cell>
          <table:covered-table-cell table:style-name="TL ColHeader" table:number-columns-repeated="7"/>
          <table:covered-table-cell table:style-name="ce29"/>
          <table:table-cell table:number-columns-repeated="1012"/>
        </table:table-row>
        <table:table-row table:style-name="ro3">
          <table:covered-table-cell table:style-name="ce4"/>
          <table:covered-table-cell table:style-name="ce10"/>
          <table:table-cell table:style-name="ce14"/>
          <table:table-cell ns41:value-type="string" table:style-name="TL ColHeader" office:value-type="string">
            <text:p>ben. 20 jaar.</text:p>
          </table:table-cell>
          <table:table-cell ns41:value-type="string" table:style-name="TL ColHeader" office:value-type="string">
            <text:p>20-24</text:p>
          </table:table-cell>
          <table:table-cell ns41:value-type="string" table:style-name="TL ColHeader" office:value-type="string">
            <text:p>25-29</text:p>
          </table:table-cell>
          <table:table-cell ns41:value-type="string" table:style-name="TL ColHeader" office:value-type="string">
            <text:p>30-34</text:p>
          </table:table-cell>
          <table:table-cell ns41:value-type="string" table:style-name="TL ColHeader" office:value-type="string">
            <text:p>35-39</text:p>
          </table:table-cell>
          <table:table-cell ns41:value-type="string" table:style-name="TL ColHeader" office:value-type="string">
            <text:p>40-44</text:p>
          </table:table-cell>
          <table:table-cell ns41:value-type="string" table:style-name="TL ColHeader" office:value-type="string">
            <text:p>45-49</text:p>
          </table:table-cell>
          <table:table-cell ns41:value-type="string" table:style-name="TL ColHeader" office:value-type="string">
            <text:p>50 en ouder</text:p>
          </table:table-cell>
          <table:table-cell ns41:value-type="string" table:style-name="TL ColHeader" office:value-type="string">
            <text:p>Totaal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52" office:value-type="float">
            <text:p>325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902" office:value-type="float">
            <text:p>2902</text:p>
          </table:table-cell>
          <table:table-cell ns41:value-type="float" table:style-name="TL Data" office:value="6236" office:value-type="float">
            <text:p>6236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300" office:value-type="float">
            <text:p>1130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4593" office:value-type="float">
            <text:p>4593</text:p>
          </table:table-cell>
          <table:table-cell ns41:value-type="float" table:style-name="TL Data" office:value="7166" office:value-type="float">
            <text:p>7166</text:p>
          </table:table-cell>
          <table:table-cell ns41:value-type="float" table:style-name="TL Data" office:value="2035" office:value-type="float">
            <text:p>203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986" office:value-type="float">
            <text:p>1498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4489" office:value-type="float">
            <text:p>4489</text:p>
          </table:table-cell>
          <table:table-cell ns41:value-type="float" table:style-name="TL Data" office:value="5927" office:value-type="float">
            <text:p>5927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4002" office:value-type="float">
            <text:p>1400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3951" office:value-type="float">
            <text:p>3951</text:p>
          </table:table-cell>
          <table:table-cell ns41:value-type="float" table:style-name="TL Data" office:value="5250" office:value-type="float">
            <text:p>5250</text:p>
          </table:table-cell>
          <table:table-cell ns41:value-type="float" table:style-name="TL Data" office:value="1766" office:value-type="float">
            <text:p>176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2910" office:value-type="float">
            <text:p>1291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3770" office:value-type="float">
            <text:p>3770</text:p>
          </table:table-cell>
          <table:table-cell ns41:value-type="float" table:style-name="TL Data" office:value="4604" office:value-type="float">
            <text:p>4604</text:p>
          </table:table-cell>
          <table:table-cell ns41:value-type="float" table:style-name="TL Data" office:value="1656" office:value-type="float">
            <text:p>1656</text:p>
          </table:table-cell>
          <table:table-cell ns41:value-type="float" table:style-name="TL Data" office:value="11758" office:value-type="float">
            <text:p>1175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4762" office:value-type="float">
            <text:p>4762</text:p>
          </table:table-cell>
          <table:table-cell ns41:value-type="float" table:style-name="TL Data" office:value="9219" office:value-type="float">
            <text:p>921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6467" office:value-type="float">
            <text:p>6467</text:p>
          </table:table-cell>
          <table:table-cell ns41:value-type="float" table:style-name="TL Data" office:value="8047" office:value-type="float">
            <text:p>804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4867" office:value-type="float">
            <text:p>4867</text:p>
          </table:table-cell>
          <table:table-cell ns41:value-type="float" table:style-name="TL Data" office:value="5335" office:value-type="float">
            <text:p>533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830" office:value-type="float">
            <text:p>6830</text:p>
          </table:table-cell>
          <table:table-cell ns41:value-type="float" table:style-name="TL Data" office:value="7092" office:value-type="float">
            <text:p>709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6012" office:value-type="float">
            <text:p>6012</text:p>
          </table:table-cell>
          <table:table-cell ns41:value-type="float" table:style-name="TL Data" office:value="13197" office:value-type="float">
            <text:p>13197</text:p>
          </table:table-cell>
          <table:table-cell ns41:value-type="float" table:style-name="TL Data" office:value="15306" office:value-type="float">
            <text:p>15306</text:p>
          </table:table-cell>
          <table:table-cell ns41:value-type="float" table:style-name="TL Data" office:value="13969" office:value-type="float">
            <text:p>13969</text:p>
          </table:table-cell>
          <table:table-cell ns41:value-type="float" table:style-name="TL Data" office:value="12982" office:value-type="float">
            <text:p>12982</text:p>
          </table:table-cell>
          <table:table-cell ns41:value-type="float" table:style-name="TL Data" office:value="11114" office:value-type="float">
            <text:p>11114</text:p>
          </table:table-cell>
          <table:table-cell ns41:value-type="float" table:style-name="TL Data" office:value="25030" office:value-type="float">
            <text:p>25030</text:p>
          </table:table-cell>
          <table:table-cell ns41:value-type="float" table:style-name="TL Data" office:value="97959" office:value-type="float">
            <text:p>9795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91" office:value-type="float">
            <text:p>279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604" office:value-type="float">
            <text:p>2604</text:p>
          </table:table-cell>
          <table:table-cell ns41:value-type="float" table:style-name="TL Data" office:value="5144" office:value-type="float">
            <text:p>5144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336" office:value-type="float">
            <text:p>933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3768" office:value-type="float">
            <text:p>3768</text:p>
          </table:table-cell>
          <table:table-cell ns41:value-type="float" table:style-name="TL Data" office:value="5656" office:value-type="float">
            <text:p>5656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736" office:value-type="float">
            <text:p>1173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3747" office:value-type="float">
            <text:p>3747</text:p>
          </table:table-cell>
          <table:table-cell ns41:value-type="float" table:style-name="TL Data" office:value="4631" office:value-type="float">
            <text:p>4631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806" office:value-type="float">
            <text:p>108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2979" office:value-type="float">
            <text:p>2979</text:p>
          </table:table-cell>
          <table:table-cell ns41:value-type="float" table:style-name="TL Data" office:value="3751" office:value-type="float">
            <text:p>3751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9229" office:value-type="float">
            <text:p>922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2489" office:value-type="float">
            <text:p>2489</text:p>
          </table:table-cell>
          <table:table-cell ns41:value-type="float" table:style-name="TL Data" office:value="3043" office:value-type="float">
            <text:p>3043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7774" office:value-type="float">
            <text:p>777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3191" office:value-type="float">
            <text:p>3191</text:p>
          </table:table-cell>
          <table:table-cell ns41:value-type="float" table:style-name="TL Data" office:value="6273" office:value-type="float">
            <text:p>627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3834" office:value-type="float">
            <text:p>3834</text:p>
          </table:table-cell>
          <table:table-cell ns41:value-type="float" table:style-name="TL Data" office:value="4772" office:value-type="float">
            <text:p>477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052" office:value-type="float">
            <text:p>3052</text:p>
          </table:table-cell>
          <table:table-cell ns41:value-type="float" table:style-name="TL Data" office:value="3307" office:value-type="float">
            <text:p>330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509" office:value-type="float">
            <text:p>4509</text:p>
          </table:table-cell>
          <table:table-cell ns41:value-type="float" table:style-name="TL Data" office:value="4643" office:value-type="float">
            <text:p>464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Rotterdam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5287" office:value-type="float">
            <text:p>5287</text:p>
          </table:table-cell>
          <table:table-cell ns41:value-type="float" table:style-name="TL Data" office:value="10710" office:value-type="float">
            <text:p>10710</text:p>
          </table:table-cell>
          <table:table-cell ns41:value-type="float" table:style-name="TL Data" office:value="12084" office:value-type="float">
            <text:p>12084</text:p>
          </table:table-cell>
          <table:table-cell ns41:value-type="float" table:style-name="TL Data" office:value="10456" office:value-type="float">
            <text:p>10456</text:p>
          </table:table-cell>
          <table:table-cell ns41:value-type="float" table:style-name="TL Data" office:value="8676" office:value-type="float">
            <text:p>8676</text:p>
          </table:table-cell>
          <table:table-cell ns41:value-type="float" table:style-name="TL Data" office:value="7251" office:value-type="float">
            <text:p>7251</text:p>
          </table:table-cell>
          <table:table-cell ns41:value-type="float" table:style-name="TL Data" office:value="15928" office:value-type="float">
            <text:p>15928</text:p>
          </table:table-cell>
          <table:table-cell ns41:value-type="float" table:style-name="TL Data" office:value="70716" office:value-type="float">
            <text:p>7071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350" office:value-type="float">
            <text:p>35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396" office:value-type="float">
            <text:p>139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49" office:value-type="float">
            <text:p>194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64" office:value-type="float">
            <text:p>176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54" office:value-type="float">
            <text:p>16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388" office:value-type="float">
            <text:p>138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229" office:value-type="float">
            <text:p>122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1059" office:value-type="float">
            <text:p>105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784" office:value-type="float">
            <text:p>78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1223" office:value-type="float">
            <text:p>122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662" office:value-type="float">
            <text:p>1662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1830" office:value-type="float">
            <text:p>1830</text:p>
          </table:table-cell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3692" office:value-type="float">
            <text:p>3692</text:p>
          </table:table-cell>
          <table:table-cell ns41:value-type="float" table:style-name="TL Data" office:value="12805" office:value-type="float">
            <text:p>128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8" office:value-type="float">
            <text:p>26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266" office:value-type="float">
            <text:p>126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01" office:value-type="float">
            <text:p>190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85" office:value-type="float">
            <text:p>168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78" office:value-type="float">
            <text:p>157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489" office:value-type="float">
            <text:p>148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111" office:value-type="float">
            <text:p>111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1014" office:value-type="float">
            <text:p>101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90" office:value-type="float">
            <text:p>69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954" office:value-type="float">
            <text:p>9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1785" office:value-type="float">
            <text:p>1785</text:p>
          </table:table-cell>
          <table:table-cell ns41:value-type="float" table:style-name="TL Data" office:value="1589" office:value-type="float">
            <text:p>1589</text:p>
          </table:table-cell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3210" office:value-type="float">
            <text:p>3210</text:p>
          </table:table-cell>
          <table:table-cell ns41:value-type="float" table:style-name="TL Data" office:value="11961" office:value-type="float">
            <text:p>1196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's-Gravenhage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Gravenhage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504" office:value-type="float">
            <text:p>150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Gravenhage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3330" office:value-type="float">
            <text:p>3330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97" office:value-type="float">
            <text:p>579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Gravenhage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3582" office:value-type="float">
            <text:p>3582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297" office:value-type="float">
            <text:p>729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Gravenhage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2970" office:value-type="float">
            <text:p>2970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750" office:value-type="float">
            <text:p>675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Gravenhage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2416" office:value-type="float">
            <text:p>2416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5830" office:value-type="float">
            <text:p>583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Gravenhage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5120" office:value-type="float">
            <text:p>512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Gravenhage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2183" office:value-type="float">
            <text:p>2183</text:p>
          </table:table-cell>
          <table:table-cell ns41:value-type="float" table:style-name="TL Data" office:value="4226" office:value-type="float">
            <text:p>422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Gravenhage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833" office:value-type="float">
            <text:p>2833</text:p>
          </table:table-cell>
          <table:table-cell ns41:value-type="float" table:style-name="TL Data" office:value="3617" office:value-type="float">
            <text:p>361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Gravenhage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355" office:value-type="float">
            <text:p>2355</text:p>
          </table:table-cell>
          <table:table-cell ns41:value-type="float" table:style-name="TL Data" office:value="2632" office:value-type="float">
            <text:p>263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Gravenhage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713" office:value-type="float">
            <text:p>3713</text:p>
          </table:table-cell>
          <table:table-cell ns41:value-type="float" table:style-name="TL Data" office:value="3877" office:value-type="float">
            <text:p>387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Gravenhage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681" office:value-type="float">
            <text:p>2681</text:p>
          </table:table-cell>
          <table:table-cell ns41:value-type="float" table:style-name="TL Data" office:value="6526" office:value-type="float">
            <text:p>6526</text:p>
          </table:table-cell>
          <table:table-cell ns41:value-type="float" table:style-name="TL Data" office:value="7530" office:value-type="float">
            <text:p>7530</text:p>
          </table:table-cell>
          <table:table-cell ns41:value-type="float" table:style-name="TL Data" office:value="6785" office:value-type="float">
            <text:p>6785</text:p>
          </table:table-cell>
          <table:table-cell ns41:value-type="float" table:style-name="TL Data" office:value="5879" office:value-type="float">
            <text:p>5879</text:p>
          </table:table-cell>
          <table:table-cell ns41:value-type="float" table:style-name="TL Data" office:value="5091" office:value-type="float">
            <text:p>5091</text:p>
          </table:table-cell>
          <table:table-cell ns41:value-type="float" table:style-name="TL Data" office:value="12047" office:value-type="float">
            <text:p>12047</text:p>
          </table:table-cell>
          <table:table-cell ns41:value-type="float" table:style-name="TL Data" office:value="46670" office:value-type="float">
            <text:p>4667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605" office:value-type="float">
            <text:p>6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110" office:value-type="float">
            <text:p>211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36" office:value-type="float">
            <text:p>303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56" office:value-type="float">
            <text:p>295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633" office:value-type="float">
            <text:p>263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382" office:value-type="float">
            <text:p>238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859" office:value-type="float">
            <text:p>185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500" office:value-type="float">
            <text:p>150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1111" office:value-type="float">
            <text:p>111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1595" office:value-type="float">
            <text:p>159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2556" office:value-type="float">
            <text:p>2556</text:p>
          </table:table-cell>
          <table:table-cell ns41:value-type="float" table:style-name="TL Data" office:value="3147" office:value-type="float">
            <text:p>3147</text:p>
          </table:table-cell>
          <table:table-cell ns41:value-type="float" table:style-name="TL Data" office:value="2909" office:value-type="float">
            <text:p>2909</text:p>
          </table:table-cell>
          <table:table-cell ns41:value-type="float" table:style-name="TL Data" office:value="2592" office:value-type="float">
            <text:p>2592</text:p>
          </table:table-cell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5342" office:value-type="float">
            <text:p>5342</text:p>
          </table:table-cell>
          <table:table-cell ns41:value-type="float" table:style-name="TL Data" office:value="19795" office:value-type="float">
            <text:p>1979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39" office:value-type="float">
            <text:p>23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175" office:value-type="float">
            <text:p>117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19" office:value-type="float">
            <text:p>161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16" office:value-type="float">
            <text:p>151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67" office:value-type="float">
            <text:p>136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254" office:value-type="float">
            <text:p>12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992" office:value-type="float">
            <text:p>99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859" office:value-type="float">
            <text:p>85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673" office:value-type="float">
            <text:p>67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805" office:value-type="float">
            <text:p>8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rnhem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1375" office:value-type="float">
            <text:p>1375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2878" office:value-type="float">
            <text:p>2878</text:p>
          </table:table-cell>
          <table:table-cell ns41:value-type="float" table:style-name="TL Data" office:value="10502" office:value-type="float">
            <text:p>1050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359" office:value-type="float">
            <text:p>35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055" office:value-type="float">
            <text:p>105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293" office:value-type="float">
            <text:p>129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07" office:value-type="float">
            <text:p>130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10" office:value-type="float">
            <text:p>121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115" office:value-type="float">
            <text:p>111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853" office:value-type="float">
            <text:p>85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754" office:value-type="float">
            <text:p>7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542" office:value-type="float">
            <text:p>54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917" office:value-type="float">
            <text:p>91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iden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2737" office:value-type="float">
            <text:p>2737</text:p>
          </table:table-cell>
          <table:table-cell ns41:value-type="float" table:style-name="TL Data" office:value="9412" office:value-type="float">
            <text:p>94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25" office:value-type="float">
            <text:p>22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2" office:value-type="float">
            <text:p>9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71" office:value-type="float">
            <text:p>127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11" office:value-type="float">
            <text:p>121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75" office:value-type="float">
            <text:p>117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985" office:value-type="float">
            <text:p>98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72" office:value-type="float">
            <text:p>77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759" office:value-type="float">
            <text:p>75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94" office:value-type="float">
            <text:p>49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712" office:value-type="float">
            <text:p>7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ijmegen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8519" office:value-type="float">
            <text:p>851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7" office:value-type="float">
            <text:p>22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901" office:value-type="float">
            <text:p>90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2" office:value-type="float">
            <text:p>132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17" office:value-type="float">
            <text:p>121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24" office:value-type="float">
            <text:p>112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92" office:value-type="float">
            <text:p>89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661" office:value-type="float">
            <text:p>66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76" office:value-type="float">
            <text:p>57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53" office:value-type="float">
            <text:p>45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569" office:value-type="float">
            <text:p>56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lburg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990" office:value-type="float">
            <text:p>1990</text:p>
          </table:table-cell>
          <table:table-cell ns41:value-type="float" table:style-name="TL Data" office:value="7947" office:value-type="float">
            <text:p>794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97" office:value-type="float">
            <text:p>19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761" office:value-type="float">
            <text:p>76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4" office:value-type="float">
            <text:p>9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886" office:value-type="float">
            <text:p>88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50" office:value-type="float">
            <text:p>85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37" office:value-type="float">
            <text:p>73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618" office:value-type="float">
            <text:p>61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547" office:value-type="float">
            <text:p>54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75" office:value-type="float">
            <text:p>47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680" office:value-type="float">
            <text:p>68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044" office:value-type="float">
            <text:p>2044</text:p>
          </table:table-cell>
          <table:table-cell ns41:value-type="float" table:style-name="TL Data" office:value="6707" office:value-type="float">
            <text:p>670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630" office:value-type="float">
            <text:p>63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855" office:value-type="float">
            <text:p>85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829" office:value-type="float">
            <text:p>82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43" office:value-type="float">
            <text:p>74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03" office:value-type="float">
            <text:p>70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35" office:value-type="float">
            <text:p>53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50" office:value-type="float">
            <text:p>45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54" office:value-type="float">
            <text:p>3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42" office:value-type="float">
            <text:p>54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peldoorn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473" office:value-type="float">
            <text:p>1473</text:p>
          </table:table-cell>
          <table:table-cell ns41:value-type="float" table:style-name="TL Data" office:value="5794" office:value-type="float">
            <text:p>579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334" office:value-type="float">
            <text:p>33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005" office:value-type="float">
            <text:p>10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98" office:value-type="float">
            <text:p>109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54" office:value-type="float">
            <text:p>11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54" office:value-type="float">
            <text:p>10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17" office:value-type="float">
            <text:p>91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720" office:value-type="float">
            <text:p>72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597" office:value-type="float">
            <text:p>59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60" office:value-type="float">
            <text:p>46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73" office:value-type="float">
            <text:p>67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ordrecht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2116" office:value-type="float">
            <text:p>2116</text:p>
          </table:table-cell>
          <table:table-cell ns41:value-type="float" table:style-name="TL Data" office:value="8021" office:value-type="float">
            <office:annotation draw:style-name="gr1" svg:height="1.533cm" draw:caption-point-y="-0.23cm" svg:width="4.521cm" svg:x="29.065cm" draw:caption-point-x="-0.649cm" svg:y="73.529cm" draw:text-style-name="P1">
              <dc:creator>CDM</dc:creator>
              <dc:date>2014-12-13T00:00:00</dc:date>
              <text:p text:style-name="P1"><text:span text:style-name="T1">1) <text:s text:c="2"/>Waaronder 3 mannen van onbekenden leeftijd. [Het totale aantal is dus 8018 + 3.]</text:span></text:p>
            </office:annotation>
            <text:p>802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70" office:value-type="float">
            <text:p>27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9" office:value-type="float">
            <text:p>73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868" office:value-type="float">
            <text:p>86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3" office:value-type="float">
            <text:p>89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00" office:value-type="float">
            <text:p>80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51" office:value-type="float">
            <text:p>65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09" office:value-type="float">
            <text:p>50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74" office:value-type="float">
            <text:p>37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42" office:value-type="float">
            <text:p>24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00" office:value-type="float">
            <text:p>30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aastricht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5648" office:value-type="float">
            <text:p>564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's-Hertogenbosch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Hertogenbosch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225" office:value-type="float">
            <text:p>22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Hertogenbosch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664" office:value-type="float">
            <text:p>66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Hertogenbosch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06" office:value-type="float">
            <text:p>8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Hertogenbosch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46" office:value-type="float">
            <text:p>74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Hertogenbosch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01" office:value-type="float">
            <text:p>70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Hertogenbosch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35" office:value-type="float">
            <text:p>63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Hertogenbosch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511" office:value-type="float">
            <text:p>51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Hertogenbosch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57" office:value-type="float">
            <text:p>45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Hertogenbosch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88" office:value-type="float">
            <text:p>28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Hertogenbosch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97" office:value-type="float">
            <text:p>39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-Hertogenbosch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5435" office:value-type="float">
            <text:p>543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1" office:value-type="float">
            <text:p>20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769" office:value-type="float">
            <text:p>76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3" office:value-type="float">
            <text:p>100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1" office:value-type="float">
            <text:p>95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47" office:value-type="float">
            <text:p>74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40" office:value-type="float">
            <text:p>64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89" office:value-type="float">
            <text:p>48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09" office:value-type="float">
            <text:p>40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49" office:value-type="float">
            <text:p>24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88" office:value-type="float">
            <text:p>28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nschedé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5748" office:value-type="float">
            <text:p>574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83" office:value-type="float">
            <text:p>18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588" office:value-type="float">
            <text:p>58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7" office:value-type="float">
            <text:p>77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74" office:value-type="float">
            <text:p>77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56" office:value-type="float">
            <text:p>75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60" office:value-type="float">
            <text:p>66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509" office:value-type="float">
            <text:p>50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50" office:value-type="float">
            <text:p>45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54" office:value-type="float">
            <text:p>3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98" office:value-type="float">
            <text:p>49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608" office:value-type="float">
            <text:p>1608</text:p>
          </table:table-cell>
          <table:table-cell ns41:value-type="float" table:style-name="TL Data" office:value="5554" office:value-type="float">
            <text:p>55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13" office:value-type="float">
            <text:p>11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664" office:value-type="float">
            <text:p>66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59" office:value-type="float">
            <text:p>85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23" office:value-type="float">
            <text:p>82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68" office:value-type="float">
            <text:p>76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17" office:value-type="float">
            <text:p>71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587" office:value-type="float">
            <text:p>58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96" office:value-type="float">
            <text:p>49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57" office:value-type="float">
            <text:p>35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17" office:value-type="float">
            <text:p>51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5901" office:value-type="float">
            <text:p>590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146" office:value-type="float">
            <text:p>14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94" office:value-type="float">
            <text:p>49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1" office:value-type="float">
            <text:p>69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3" office:value-type="float">
            <text:p>65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11" office:value-type="float">
            <text:p>61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51" office:value-type="float">
            <text:p>55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34" office:value-type="float">
            <text:p>53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84" office:value-type="float">
            <text:p>38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49" office:value-type="float">
            <text:p>24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66" office:value-type="float">
            <text:p>36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4682" office:value-type="float">
            <text:p>468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274" office:value-type="float">
            <text:p>27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614" office:value-type="float">
            <text:p>61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724" office:value-type="float">
            <text:p>72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7" office:value-type="float">
            <text:p>66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52" office:value-type="float">
            <text:p>55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10" office:value-type="float">
            <text:p>51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92" office:value-type="float">
            <text:p>39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11" office:value-type="float">
            <text:p>31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31" office:value-type="float">
            <text:p>23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32" office:value-type="float">
            <text:p>33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Emmen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4610" office:value-type="float">
            <text:p>461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99" office:value-type="float">
            <text:p>19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671" office:value-type="float">
            <text:p>67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765" office:value-type="float">
            <text:p>76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9" office:value-type="float">
            <text:p>65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54" office:value-type="float">
            <text:p>6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06" office:value-type="float">
            <text:p>6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42" office:value-type="float">
            <text:p>54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78" office:value-type="float">
            <text:p>37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35" office:value-type="float">
            <text:p>43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iedam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5190" office:value-type="float">
            <text:p>519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581" office:value-type="float">
            <text:p>58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93" office:value-type="float">
            <text:p>89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86" office:value-type="float">
            <text:p>88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28" office:value-type="float">
            <text:p>72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62" office:value-type="float">
            <text:p>56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06" office:value-type="float">
            <text:p>4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67" office:value-type="float">
            <text:p>36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78" office:value-type="float">
            <text:p>27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43" office:value-type="float">
            <text:p>34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ilversum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5198" office:value-type="float">
            <text:p>519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453" office:value-type="float">
            <text:p>45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9" office:value-type="float">
            <text:p>58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31" office:value-type="float">
            <text:p>63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06" office:value-type="float">
            <text:p>6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46" office:value-type="float">
            <text:p>54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09" office:value-type="float">
            <text:p>40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67" office:value-type="float">
            <text:p>36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34" office:value-type="float">
            <text:p>23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23" office:value-type="float">
            <text:p>32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reda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4308" office:value-type="float">
            <text:p>430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45" office:value-type="float">
            <text:p>34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4" office:value-type="float">
            <text:p>49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6" office:value-type="float">
            <text:p>5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52" office:value-type="float">
            <text:p>55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68" office:value-type="float">
            <text:p>46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39" office:value-type="float">
            <text:p>33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89" office:value-type="float">
            <text:p>28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6" office:value-type="float">
            <text:p>21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79" office:value-type="float">
            <text:p>3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n Helder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3657" office:value-type="float">
            <text:p>365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609" office:value-type="float">
            <text:p>60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791" office:value-type="float">
            <text:p>79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2" office:value-type="float">
            <text:p>68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67" office:value-type="float">
            <text:p>56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83" office:value-type="float">
            <text:p>58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93" office:value-type="float">
            <text:p>39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87" office:value-type="float">
            <text:p>38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51" office:value-type="float">
            <text:p>25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72" office:value-type="float">
            <text:p>37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aandam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4767" office:value-type="float">
            <text:p>476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203" office:value-type="float">
            <text:p>20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72" office:value-type="float">
            <text:p>7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60" office:value-type="float">
            <text:p>46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611" office:value-type="float">
            <text:p>61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573" office:value-type="float">
            <text:p>57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15" office:value-type="float">
            <text:p>51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76" office:value-type="float">
            <text:p>47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06" office:value-type="float">
            <text:p>4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53" office:value-type="float">
            <text:p>35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19" office:value-type="float">
            <text:p>21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5" office:value-type="float">
            <text:p>42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ouda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4243" office:value-type="float">
            <text:p>424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19" office:value-type="float">
            <text:p>11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475" office:value-type="float">
            <text:p>47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0" office:value-type="float">
            <text:p>56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1" office:value-type="float">
            <text:p>55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40" office:value-type="float">
            <text:p>54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3" office:value-type="float">
            <text:p>44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issingen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3670" office:value-type="float">
            <text:p>367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428" office:value-type="float">
            <text:p>42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538" office:value-type="float">
            <text:p>53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0" office:value-type="float">
            <text:p>54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90" office:value-type="float">
            <text:p>49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46" office:value-type="float">
            <text:p>44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68" office:value-type="float">
            <text:p>36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72" office:value-type="float">
            <text:p>37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37" office:value-type="float">
            <text:p>23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58" office:value-type="float">
            <text:p>35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3883" office:value-type="float">
            <text:p>388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22" office:value-type="float">
            <text:p>42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6" office:value-type="float">
            <text:p>62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1" office:value-type="float">
            <text:p>52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80" office:value-type="float">
            <text:p>48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63" office:value-type="float">
            <text:p>46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59" office:value-type="float">
            <text:p>35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94" office:value-type="float">
            <text:p>29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92" office:value-type="float">
            <text:p>29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Amersfoort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3747" office:value-type="float">
            <text:p>374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142" office:value-type="float">
            <text:p>14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500" office:value-type="float">
            <text:p>50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87" office:value-type="float">
            <text:p>58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55" office:value-type="float">
            <text:p>55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3" office:value-type="float">
            <text:p>44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3" office:value-type="float">
            <text:p>40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05" office:value-type="float">
            <text:p>3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6" office:value-type="float">
            <text:p>22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78" office:value-type="float">
            <text:p>27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ardingen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3696" office:value-type="float">
            <text:p>369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46" office:value-type="float">
            <text:p>44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626" office:value-type="float">
            <text:p>62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58" office:value-type="float">
            <text:p>55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93" office:value-type="float">
            <text:p>49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93" office:value-type="float">
            <text:p>39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12" office:value-type="float">
            <text:p>3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07" office:value-type="float">
            <text:p>20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1" office:value-type="float">
            <text:p>18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ngelo (Overijssel)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3465" office:value-type="float">
            <text:p>346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325" office:value-type="float">
            <text:p>32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6" office:value-type="float">
            <text:p>36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3" office:value-type="float">
            <text:p>34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2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86" office:value-type="float">
            <text:p>28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47" office:value-type="float">
            <text:p>24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8" office:value-type="float">
            <text:p>19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40" office:value-type="float">
            <text:p>34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inder dan 500 inwoners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625" office:value-type="float">
            <text:p>262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table:number-columns-repeated="7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88" office:value-type="float">
            <text:p>38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50" office:value-type="float">
            <text:p>165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42" office:value-type="float">
            <text:p>264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26" office:value-type="float">
            <text:p>282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814" office:value-type="float">
            <text:p>281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581" office:value-type="float">
            <text:p>258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2088" office:value-type="float">
            <text:p>208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1951" office:value-type="float">
            <text:p>195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508" office:value-type="float">
            <text:p>150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452" office:value-type="float">
            <text:p>2452</text:p>
          </table:table-cell>
          <table:table-cell ns41:value-type="float" table:style-name="TL Data" office:value="2550" office:value-type="float">
            <text:p>255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1—1000 inwoners;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2334" office:value-type="float">
            <text:p>2334</text:p>
          </table:table-cell>
          <table:table-cell ns41:value-type="float" table:style-name="TL Data" office:value="2908" office:value-type="float">
            <text:p>2908</text:p>
          </table:table-cell>
          <table:table-cell ns41:value-type="float" table:style-name="TL Data" office:value="2951" office:value-type="float">
            <text:p>2951</text:p>
          </table:table-cell>
          <table:table-cell ns41:value-type="float" table:style-name="TL Data" office:value="2809" office:value-type="float">
            <text:p>2809</text:p>
          </table:table-cell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6651" office:value-type="float">
            <text:p>6651</text:p>
          </table:table-cell>
          <table:table-cell ns41:value-type="float" table:style-name="TL Data" office:value="20998" office:value-type="float">
            <text:p>2099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90" office:value-type="float">
            <text:p>109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3068" office:value-type="float">
            <text:p>3068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28" office:value-type="float">
            <text:p>562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090" office:value-type="float">
            <text:p>3090</text:p>
          </table:table-cell>
          <table:table-cell ns41:value-type="float" table:style-name="TL Data" office:value="4010" office:value-type="float">
            <text:p>4010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888" office:value-type="float">
            <text:p>888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3272" office:value-type="float">
            <text:p>3272</text:p>
          </table:table-cell>
          <table:table-cell ns41:value-type="float" table:style-name="TL Data" office:value="3727" office:value-type="float">
            <text:p>3727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257" office:value-type="float">
            <text:p>925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3207" office:value-type="float">
            <text:p>3207</text:p>
          </table:table-cell>
          <table:table-cell ns41:value-type="float" table:style-name="TL Data" office:value="3416" office:value-type="float">
            <text:p>3416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9181" office:value-type="float">
            <text:p>918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2824" office:value-type="float">
            <text:p>2824</text:p>
          </table:table-cell>
          <table:table-cell ns41:value-type="float" table:style-name="TL Data" office:value="2911" office:value-type="float">
            <text:p>2911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8257" office:value-type="float">
            <text:p>825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2227" office:value-type="float">
            <text:p>2227</text:p>
          </table:table-cell>
          <table:table-cell ns41:value-type="float" table:style-name="TL Data" office:value="3129" office:value-type="float">
            <text:p>3129</text:p>
          </table:table-cell>
          <table:table-cell ns41:value-type="float" table:style-name="TL Data" office:value="6721" office:value-type="float">
            <text:p>672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4912" office:value-type="float">
            <text:p>4912</text:p>
          </table:table-cell>
          <table:table-cell ns41:value-type="float" table:style-name="TL Data" office:value="6353" office:value-type="float">
            <text:p>635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475" office:value-type="float">
            <text:p>4475</text:p>
          </table:table-cell>
          <table:table-cell ns41:value-type="float" table:style-name="TL Data" office:value="4905" office:value-type="float">
            <text:p>49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055" office:value-type="float">
            <text:p>8055</text:p>
          </table:table-cell>
          <table:table-cell ns41:value-type="float" table:style-name="TL Data" office:value="8311" office:value-type="float">
            <text:p>831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1—2000 inwoners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820" office:value-type="float">
            <text:p>2820</text:p>
          </table:table-cell>
          <table:table-cell ns41:value-type="float" table:style-name="TL Data" office:value="7672" office:value-type="float">
            <text:p>7672</text:p>
          </table:table-cell>
          <table:table-cell ns41:value-type="float" table:style-name="TL Data" office:value="9772" office:value-type="float">
            <text:p>9772</text:p>
          </table:table-cell>
          <table:table-cell ns41:value-type="float" table:style-name="TL Data" office:value="9705" office:value-type="float">
            <text:p>9705</text:p>
          </table:table-cell>
          <table:table-cell ns41:value-type="float" table:style-name="TL Data" office:value="8912" office:value-type="float">
            <text:p>8912</text:p>
          </table:table-cell>
          <table:table-cell ns41:value-type="float" table:style-name="TL Data" office:value="7663" office:value-type="float">
            <text:p>7663</text:p>
          </table:table-cell>
          <table:table-cell ns41:value-type="float" table:style-name="TL Data" office:value="21934" office:value-type="float">
            <text:p>21934</text:p>
          </table:table-cell>
          <table:table-cell ns41:value-type="float" table:style-name="TL Data" office:value="68606" office:value-type="float">
            <text:p>686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51" office:value-type="float">
            <text:p>2351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82" office:value-type="float">
            <text:p>348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7214" office:value-type="float">
            <text:p>7214</text:p>
          </table:table-cell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02" office:value-type="float">
            <text:p>1320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6161" office:value-type="float">
            <text:p>6161</text:p>
          </table:table-cell>
          <table:table-cell ns41:value-type="float" table:style-name="TL Data" office:value="8330" office:value-type="float">
            <text:p>8330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947" office:value-type="float">
            <text:p>1794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502" office:value-type="float">
            <text:p>1502</text:p>
          </table:table-cell>
          <table:table-cell ns41:value-type="float" table:style-name="TL Data" office:value="6158" office:value-type="float">
            <text:p>6158</text:p>
          </table:table-cell>
          <table:table-cell ns41:value-type="float" table:style-name="TL Data" office:value="7213" office:value-type="float">
            <text:p>7213</text:p>
          </table:table-cell>
          <table:table-cell ns41:value-type="float" table:style-name="TL Data" office:value="1775" office:value-type="float">
            <text:p>177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7258" office:value-type="float">
            <text:p>1725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5532" office:value-type="float">
            <text:p>5532</text:p>
          </table:table-cell>
          <table:table-cell ns41:value-type="float" table:style-name="TL Data" office:value="6167" office:value-type="float">
            <text:p>6167</text:p>
          </table:table-cell>
          <table:table-cell ns41:value-type="float" table:style-name="TL Data" office:value="1792" office:value-type="float">
            <text:p>179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5971" office:value-type="float">
            <text:p>1597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622" office:value-type="float">
            <text:p>1622</text:p>
          </table:table-cell>
          <table:table-cell ns41:value-type="float" table:style-name="TL Data" office:value="4718" office:value-type="float">
            <text:p>4718</text:p>
          </table:table-cell>
          <table:table-cell ns41:value-type="float" table:style-name="TL Data" office:value="5010" office:value-type="float">
            <text:p>5010</text:p>
          </table:table-cell>
          <table:table-cell ns41:value-type="float" table:style-name="TL Data" office:value="1804" office:value-type="float">
            <text:p>1804</text:p>
          </table:table-cell>
          <table:table-cell ns41:value-type="float" table:style-name="TL Data" office:value="13764" office:value-type="float">
            <text:p>1376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3654" office:value-type="float">
            <text:p>3654</text:p>
          </table:table-cell>
          <table:table-cell ns41:value-type="float" table:style-name="TL Data" office:value="5400" office:value-type="float">
            <text:p>5400</text:p>
          </table:table-cell>
          <table:table-cell ns41:value-type="float" table:style-name="TL Data" office:value="11121" office:value-type="float">
            <text:p>1112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7791" office:value-type="float">
            <text:p>7791</text:p>
          </table:table-cell>
          <table:table-cell ns41:value-type="float" table:style-name="TL Data" office:value="9752" office:value-type="float">
            <text:p>975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6721" office:value-type="float">
            <text:p>6721</text:p>
          </table:table-cell>
          <table:table-cell ns41:value-type="float" table:style-name="TL Data" office:value="7333" office:value-type="float">
            <text:p>733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1242" office:value-type="float">
            <text:p>11242</text:p>
          </table:table-cell>
          <table:table-cell ns41:value-type="float" table:style-name="TL Data" office:value="11582" office:value-type="float">
            <text:p>1158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10001—20000 inwoners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7310" office:value-type="float">
            <text:p>7310</text:p>
          </table:table-cell>
          <table:table-cell ns41:value-type="float" table:style-name="TL Data" office:value="16186" office:value-type="float">
            <text:p>16186</text:p>
          </table:table-cell>
          <table:table-cell ns41:value-type="float" table:style-name="TL Data" office:value="18879" office:value-type="float">
            <text:p>18879</text:p>
          </table:table-cell>
          <table:table-cell ns41:value-type="float" table:style-name="TL Data" office:value="17454" office:value-type="float">
            <text:p>17454</text:p>
          </table:table-cell>
          <table:table-cell ns41:value-type="float" table:style-name="TL Data" office:value="15103" office:value-type="float">
            <text:p>15103</text:p>
          </table:table-cell>
          <table:table-cell ns41:value-type="float" table:style-name="TL Data" office:value="12715" office:value-type="float">
            <text:p>12715</text:p>
          </table:table-cell>
          <table:table-cell ns41:value-type="float" table:style-name="TL Data" office:value="33447" office:value-type="float">
            <text:p>33447</text:p>
          </table:table-cell>
          <table:table-cell ns41:value-type="float" table:style-name="TL Data" office:value="121442" office:value-type="float">
            <text:p>12144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64" office:value-type="float">
            <text:p>346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181" office:value-type="float">
            <text:p>3181</text:p>
          </table:table-cell>
          <table:table-cell ns41:value-type="float" table:style-name="TL Data" office:value="6971" office:value-type="float">
            <text:p>6971</text:p>
          </table:table-cell>
          <table:table-cell ns41:value-type="float" table:style-name="TL Data" office:value="1822" office:value-type="float">
            <text:p>182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318" office:value-type="float">
            <text:p>1231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4878" office:value-type="float">
            <text:p>4878</text:p>
          </table:table-cell>
          <table:table-cell ns41:value-type="float" table:style-name="TL Data" office:value="7713" office:value-type="float">
            <text:p>7713</text:p>
          </table:table-cell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715" office:value-type="float">
            <text:p>1571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4972" office:value-type="float">
            <text:p>4972</text:p>
          </table:table-cell>
          <table:table-cell ns41:value-type="float" table:style-name="TL Data" office:value="6757" office:value-type="float">
            <text:p>6757</text:p>
          </table:table-cell>
          <table:table-cell ns41:value-type="float" table:style-name="TL Data" office:value="1749" office:value-type="float">
            <text:p>174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038" office:value-type="float">
            <text:p>1503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4359" office:value-type="float">
            <text:p>4359</text:p>
          </table:table-cell>
          <table:table-cell ns41:value-type="float" table:style-name="TL Data" office:value="5659" office:value-type="float">
            <text:p>5659</text:p>
          </table:table-cell>
          <table:table-cell ns41:value-type="float" table:style-name="TL Data" office:value="1634" office:value-type="float">
            <text:p>163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3650" office:value-type="float">
            <text:p>1365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4004" office:value-type="float">
            <text:p>4004</text:p>
          </table:table-cell>
          <table:table-cell ns41:value-type="float" table:style-name="TL Data" office:value="4750" office:value-type="float">
            <text:p>4750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12110" office:value-type="float">
            <text:p>1211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3052" office:value-type="float">
            <text:p>3052</text:p>
          </table:table-cell>
          <table:table-cell ns41:value-type="float" table:style-name="TL Data" office:value="4889" office:value-type="float">
            <text:p>4889</text:p>
          </table:table-cell>
          <table:table-cell ns41:value-type="float" table:style-name="TL Data" office:value="9538" office:value-type="float">
            <text:p>953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6524" office:value-type="float">
            <text:p>6524</text:p>
          </table:table-cell>
          <table:table-cell ns41:value-type="float" table:style-name="TL Data" office:value="7999" office:value-type="float">
            <text:p>799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236" office:value-type="float">
            <text:p>5236</text:p>
          </table:table-cell>
          <table:table-cell ns41:value-type="float" table:style-name="TL Data" office:value="5716" office:value-type="float">
            <text:p>571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999" office:value-type="float">
            <text:p>7999</text:p>
          </table:table-cell>
          <table:table-cell ns41:value-type="float" table:style-name="TL Data" office:value="8235" office:value-type="float">
            <text:p>823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01—50000 inwoners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6375" office:value-type="float">
            <text:p>6375</text:p>
          </table:table-cell>
          <table:table-cell ns41:value-type="float" table:style-name="TL Data" office:value="14137" office:value-type="float">
            <text:p>14137</text:p>
          </table:table-cell>
          <table:table-cell ns41:value-type="float" table:style-name="TL Data" office:value="16426" office:value-type="float">
            <text:p>16426</text:p>
          </table:table-cell>
          <table:table-cell ns41:value-type="float" table:style-name="TL Data" office:value="15311" office:value-type="float">
            <text:p>15311</text:p>
          </table:table-cell>
          <table:table-cell ns41:value-type="float" table:style-name="TL Data" office:value="13327" office:value-type="float">
            <text:p>13327</text:p>
          </table:table-cell>
          <table:table-cell ns41:value-type="float" table:style-name="TL Data" office:value="11221" office:value-type="float">
            <text:p>11221</text:p>
          </table:table-cell>
          <table:table-cell ns41:value-type="float" table:style-name="TL Data" office:value="26702" office:value-type="float">
            <text:p>26702</text:p>
          </table:table-cell>
          <table:table-cell ns41:value-type="float" table:style-name="TL Data" office:value="103824" office:value-type="float">
            <text:p>10382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860" office:value-type="float">
            <text:p>2860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4369" office:value-type="float">
            <text:p>436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040" office:value-type="float">
            <text:p>5040</text:p>
          </table:table-cell>
          <table:table-cell ns41:value-type="float" table:style-name="TL Data" office:value="9730" office:value-type="float">
            <text:p>9730</text:p>
          </table:table-cell>
          <table:table-cell ns41:value-type="float" table:style-name="TL Data" office:value="2698" office:value-type="float">
            <text:p>2698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066" office:value-type="float">
            <text:p>1806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9277" office:value-type="float">
            <text:p>9277</text:p>
          </table:table-cell>
          <table:table-cell ns41:value-type="float" table:style-name="TL Data" office:value="12033" office:value-type="float">
            <text:p>12033</text:p>
          </table:table-cell>
          <table:table-cell ns41:value-type="float" table:style-name="TL Data" office:value="3029" office:value-type="float">
            <text:p>302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6565" office:value-type="float">
            <text:p>2656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532" office:value-type="float">
            <text:p>2532</text:p>
          </table:table-cell>
          <table:table-cell ns41:value-type="float" table:style-name="TL Data" office:value="9883" office:value-type="float">
            <text:p>9883</text:p>
          </table:table-cell>
          <table:table-cell ns41:value-type="float" table:style-name="TL Data" office:value="10650" office:value-type="float">
            <text:p>10650</text:p>
          </table:table-cell>
          <table:table-cell ns41:value-type="float" table:style-name="TL Data" office:value="2764" office:value-type="float">
            <text:p>2764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6876" office:value-type="float">
            <text:p>2687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3090" office:value-type="float">
            <text:p>3090</text:p>
          </table:table-cell>
          <table:table-cell ns41:value-type="float" table:style-name="TL Data" office:value="8714" office:value-type="float">
            <text:p>8714</text:p>
          </table:table-cell>
          <table:table-cell ns41:value-type="float" table:style-name="TL Data" office:value="9227" office:value-type="float">
            <text:p>9227</text:p>
          </table:table-cell>
          <table:table-cell ns41:value-type="float" table:style-name="TL Data" office:value="2646" office:value-type="float">
            <text:p>2646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25077" office:value-type="float">
            <text:p>2507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3018" office:value-type="float">
            <text:p>3018</text:p>
          </table:table-cell>
          <table:table-cell ns41:value-type="float" table:style-name="TL Data" office:value="7751" office:value-type="float">
            <text:p>7751</text:p>
          </table:table-cell>
          <table:table-cell ns41:value-type="float" table:style-name="TL Data" office:value="7708" office:value-type="float">
            <text:p>7708</text:p>
          </table:table-cell>
          <table:table-cell ns41:value-type="float" table:style-name="TL Data" office:value="2702" office:value-type="float">
            <text:p>2702</text:p>
          </table:table-cell>
          <table:table-cell ns41:value-type="float" table:style-name="TL Data" office:value="22283" office:value-type="float">
            <text:p>2228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2634" office:value-type="float">
            <text:p>2634</text:p>
          </table:table-cell>
          <table:table-cell ns41:value-type="float" table:style-name="TL Data" office:value="6344" office:value-type="float">
            <text:p>6344</text:p>
          </table:table-cell>
          <table:table-cell ns41:value-type="float" table:style-name="TL Data" office:value="8558" office:value-type="float">
            <text:p>8558</text:p>
          </table:table-cell>
          <table:table-cell ns41:value-type="float" table:style-name="TL Data" office:value="18703" office:value-type="float">
            <text:p>1870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2414" office:value-type="float">
            <text:p>2414</text:p>
          </table:table-cell>
          <table:table-cell ns41:value-type="float" table:style-name="TL Data" office:value="12940" office:value-type="float">
            <text:p>12940</text:p>
          </table:table-cell>
          <table:table-cell ns41:value-type="float" table:style-name="TL Data" office:value="16702" office:value-type="float">
            <text:p>1670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11391" office:value-type="float">
            <text:p>11391</text:p>
          </table:table-cell>
          <table:table-cell ns41:value-type="float" table:style-name="TL Data" office:value="12596" office:value-type="float">
            <text:p>1259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0786" office:value-type="float">
            <text:p>20786</text:p>
          </table:table-cell>
          <table:table-cell ns41:value-type="float" table:style-name="TL Data" office:value="21527" office:value-type="float">
            <text:p>2152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2001—5000 inwoners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9957" office:value-type="float">
            <text:p>9957</text:p>
          </table:table-cell>
          <table:table-cell ns41:value-type="float" table:style-name="TL Data" office:value="23551" office:value-type="float">
            <text:p>23551</text:p>
          </table:table-cell>
          <table:table-cell ns41:value-type="float" table:style-name="TL Data" office:value="29104" office:value-type="float">
            <text:p>29104</text:p>
          </table:table-cell>
          <table:table-cell ns41:value-type="float" table:style-name="TL Data" office:value="27129" office:value-type="float">
            <text:p>27129</text:p>
          </table:table-cell>
          <table:table-cell ns41:value-type="float" table:style-name="TL Data" office:value="24348" office:value-type="float">
            <text:p>24348</text:p>
          </table:table-cell>
          <table:table-cell ns41:value-type="float" table:style-name="TL Data" office:value="20949" office:value-type="float">
            <text:p>20949</text:p>
          </table:table-cell>
          <table:table-cell ns41:value-type="float" table:style-name="TL Data" office:value="57289" office:value-type="float">
            <text:p>57289</text:p>
          </table:table-cell>
          <table:table-cell ns41:value-type="float" table:style-name="TL Data" office:value="192802" office:value-type="float">
            <text:p>19280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16" office:value-type="float">
            <text:p>2716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73" office:value-type="float">
            <text:p>417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546" office:value-type="float">
            <text:p>4546</text:p>
          </table:table-cell>
          <table:table-cell ns41:value-type="float" table:style-name="TL Data" office:value="9303" office:value-type="float">
            <text:p>9303</text:p>
          </table:table-cell>
          <table:table-cell ns41:value-type="float" table:style-name="TL Data" office:value="2490" office:value-type="float">
            <text:p>2490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943" office:value-type="float">
            <text:p>1694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8277" office:value-type="float">
            <text:p>8277</text:p>
          </table:table-cell>
          <table:table-cell ns41:value-type="float" table:style-name="TL Data" office:value="11250" office:value-type="float">
            <text:p>11250</text:p>
          </table:table-cell>
          <table:table-cell ns41:value-type="float" table:style-name="TL Data" office:value="2954" office:value-type="float">
            <text:p>2954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463" office:value-type="float">
            <text:p>2446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201" office:value-type="float">
            <text:p>2201</text:p>
          </table:table-cell>
          <table:table-cell ns41:value-type="float" table:style-name="TL Data" office:value="8321" office:value-type="float">
            <text:p>8321</text:p>
          </table:table-cell>
          <table:table-cell ns41:value-type="float" table:style-name="TL Data" office:value="9888" office:value-type="float">
            <text:p>9888</text:p>
          </table:table-cell>
          <table:table-cell ns41:value-type="float" table:style-name="TL Data" office:value="2580" office:value-type="float">
            <text:p>2580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3962" office:value-type="float">
            <text:p>2396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2560" office:value-type="float">
            <text:p>2560</text:p>
          </table:table-cell>
          <table:table-cell ns41:value-type="float" table:style-name="TL Data" office:value="7403" office:value-type="float">
            <text:p>7403</text:p>
          </table:table-cell>
          <table:table-cell ns41:value-type="float" table:style-name="TL Data" office:value="8381" office:value-type="float">
            <text:p>8381</text:p>
          </table:table-cell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22138" office:value-type="float">
            <text:p>2213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2492" office:value-type="float">
            <text:p>2492</text:p>
          </table:table-cell>
          <table:table-cell ns41:value-type="float" table:style-name="TL Data" office:value="6641" office:value-type="float">
            <text:p>6641</text:p>
          </table:table-cell>
          <table:table-cell ns41:value-type="float" table:style-name="TL Data" office:value="7013" office:value-type="float">
            <text:p>7013</text:p>
          </table:table-cell>
          <table:table-cell ns41:value-type="float" table:style-name="TL Data" office:value="2500" office:value-type="float">
            <text:p>2500</text:p>
          </table:table-cell>
          <table:table-cell ns41:value-type="float" table:style-name="TL Data" office:value="19665" office:value-type="float">
            <text:p>1966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254" office:value-type="float">
            <text:p>2254</text:p>
          </table:table-cell>
          <table:table-cell ns41:value-type="float" table:style-name="TL Data" office:value="5392" office:value-type="float">
            <text:p>5392</text:p>
          </table:table-cell>
          <table:table-cell ns41:value-type="float" table:style-name="TL Data" office:value="7449" office:value-type="float">
            <text:p>7449</text:p>
          </table:table-cell>
          <table:table-cell ns41:value-type="float" table:style-name="TL Data" office:value="16173" office:value-type="float">
            <text:p>1617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11103" office:value-type="float">
            <text:p>11103</text:p>
          </table:table-cell>
          <table:table-cell ns41:value-type="float" table:style-name="TL Data" office:value="14187" office:value-type="float">
            <text:p>1418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_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9491" office:value-type="float">
            <text:p>9491</text:p>
          </table:table-cell>
          <table:table-cell ns41:value-type="float" table:style-name="TL Data" office:value="10528" office:value-type="float">
            <text:p>1052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6586" office:value-type="float">
            <text:p>16586</text:p>
          </table:table-cell>
          <table:table-cell ns41:value-type="float" table:style-name="TL Data" office:value="17225" office:value-type="float">
            <text:p>1722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1—10000 inwoners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9106" office:value-type="float">
            <text:p>9106</text:p>
          </table:table-cell>
          <table:table-cell ns41:value-type="float" table:style-name="TL Data" office:value="21633" office:value-type="float">
            <text:p>21633</text:p>
          </table:table-cell>
          <table:table-cell ns41:value-type="float" table:style-name="TL Data" office:value="25939" office:value-type="float">
            <text:p>25939</text:p>
          </table:table-cell>
          <table:table-cell ns41:value-type="float" table:style-name="TL Data" office:value="24315" office:value-type="float">
            <text:p>24315</text:p>
          </table:table-cell>
          <table:table-cell ns41:value-type="float" table:style-name="TL Data" office:value="21592" office:value-type="float">
            <text:p>21592</text:p>
          </table:table-cell>
          <table:table-cell ns41:value-type="float" table:style-name="TL Data" office:value="18480" office:value-type="float">
            <text:p>18480</text:p>
          </table:table-cell>
          <table:table-cell ns41:value-type="float" table:style-name="TL Data" office:value="47967" office:value-type="float">
            <text:p>47967</text:p>
          </table:table-cell>
          <table:table-cell ns41:value-type="float" table:style-name="TL Data" office:value="169506" office:value-type="float">
            <text:p>1695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68" office:value-type="float">
            <text:p>166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3830" office:value-type="float">
            <text:p>3830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05" office:value-type="float">
            <text:p>67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716" office:value-type="float">
            <text:p>2716</text:p>
          </table:table-cell>
          <table:table-cell ns41:value-type="float" table:style-name="TL Data" office:value="4684" office:value-type="float">
            <text:p>4684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355" office:value-type="float">
            <text:p>935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2619" office:value-type="float">
            <text:p>2619</text:p>
          </table:table-cell>
          <table:table-cell ns41:value-type="float" table:style-name="TL Data" office:value="3971" office:value-type="float">
            <text:p>3971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700" office:value-type="float">
            <text:p>870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3334" office:value-type="float">
            <text:p>3334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8108" office:value-type="float">
            <text:p>810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2804" office:value-type="float">
            <text:p>2804</text:p>
          </table:table-cell>
          <table:table-cell ns41:value-type="float" table:style-name="TL Data" office:value="1054" office:value-type="float">
            <text:p>1054</text:p>
          </table:table-cell>
          <table:table-cell ns41:value-type="float" table:style-name="TL Data" office:value="7123" office:value-type="float">
            <text:p>712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1719" office:value-type="float">
            <text:p>1719</text:p>
          </table:table-cell>
          <table:table-cell ns41:value-type="float" table:style-name="TL Data" office:value="2971" office:value-type="float">
            <text:p>2971</text:p>
          </table:table-cell>
          <table:table-cell ns41:value-type="float" table:style-name="TL Data" office:value="5618" office:value-type="float">
            <text:p>561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4073" office:value-type="float">
            <text:p>4073</text:p>
          </table:table-cell>
          <table:table-cell ns41:value-type="float" table:style-name="TL Data" office:value="5021" office:value-type="float">
            <text:p>502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350" office:value-type="float">
            <text:p>3350</text:p>
          </table:table-cell>
          <table:table-cell ns41:value-type="float" table:style-name="TL Data" office:value="3636" office:value-type="float">
            <text:p>363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023" office:value-type="float">
            <text:p>5023</text:p>
          </table:table-cell>
          <table:table-cell ns41:value-type="float" table:style-name="TL Data" office:value="5180" office:value-type="float">
            <text:p>518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50001—100000 inwoners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009" office:value-type="float">
            <text:p>3009</text:p>
          </table:table-cell>
          <table:table-cell ns41:value-type="float" table:style-name="TL Data" office:value="7833" office:value-type="float">
            <text:p>7833</text:p>
          </table:table-cell>
          <table:table-cell ns41:value-type="float" table:style-name="TL Data" office:value="9684" office:value-type="float">
            <text:p>9684</text:p>
          </table:table-cell>
          <table:table-cell ns41:value-type="float" table:style-name="TL Data" office:value="9008" office:value-type="float">
            <text:p>9008</text:p>
          </table:table-cell>
          <table:table-cell ns41:value-type="float" table:style-name="TL Data" office:value="7944" office:value-type="float">
            <text:p>7944</text:p>
          </table:table-cell>
          <table:table-cell ns41:value-type="float" table:style-name="TL Data" office:value="6772" office:value-type="float">
            <text:p>6772</text:p>
          </table:table-cell>
          <table:table-cell ns41:value-type="float" table:style-name="TL Data" office:value="16769" office:value-type="float">
            <text:p>16769</text:p>
          </table:table-cell>
          <table:table-cell ns41:value-type="float" table:style-name="TL Data" office:value="61146" office:value-type="float">
            <text:p>6114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5332" office:value-type="float">
            <text:p>5332</text:p>
          </table:table-cell>
          <table:table-cell ns41:value-type="float" table:style-name="TL Data" office:value="1962" office:value-type="float">
            <text:p>196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152" office:value-type="float">
            <text:p>815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201" office:value-type="float">
            <text:p>7201</text:p>
          </table:table-cell>
          <table:table-cell ns41:value-type="float" table:style-name="TL Data" office:value="15940" office:value-type="float">
            <text:p>15940</text:p>
          </table:table-cell>
          <table:table-cell ns41:value-type="float" table:style-name="TL Data" office:value="4497" office:value-type="float">
            <text:p>4497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543" office:value-type="float">
            <text:p>2854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62" office:value-type="float">
            <text:p>1762</text:p>
          </table:table-cell>
          <table:table-cell ns41:value-type="float" table:style-name="TL Data" office:value="11332" office:value-type="float">
            <text:p>11332</text:p>
          </table:table-cell>
          <table:table-cell ns41:value-type="float" table:style-name="TL Data" office:value="17925" office:value-type="float">
            <text:p>17925</text:p>
          </table:table-cell>
          <table:table-cell ns41:value-type="float" table:style-name="TL Data" office:value="5049" office:value-type="float">
            <text:p>5049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7055" office:value-type="float">
            <text:p>3705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782" office:value-type="float">
            <text:p>2782</text:p>
          </table:table-cell>
          <table:table-cell ns41:value-type="float" table:style-name="TL Data" office:value="11251" office:value-type="float">
            <text:p>11251</text:p>
          </table:table-cell>
          <table:table-cell ns41:value-type="float" table:style-name="TL Data" office:value="14794" office:value-type="float">
            <text:p>14794</text:p>
          </table:table-cell>
          <table:table-cell ns41:value-type="float" table:style-name="TL Data" office:value="4356" office:value-type="float">
            <text:p>4356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4514" office:value-type="float">
            <text:p>3451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2986" office:value-type="float">
            <text:p>2986</text:p>
          </table:table-cell>
          <table:table-cell ns41:value-type="float" table:style-name="TL Data" office:value="9499" office:value-type="float">
            <text:p>9499</text:p>
          </table:table-cell>
          <table:table-cell ns41:value-type="float" table:style-name="TL Data" office:value="12522" office:value-type="float">
            <text:p>12522</text:p>
          </table:table-cell>
          <table:table-cell ns41:value-type="float" table:style-name="TL Data" office:value="3954" office:value-type="float">
            <text:p>3954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30602" office:value-type="float">
            <text:p>3060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8548" office:value-type="float">
            <text:p>8548</text:p>
          </table:table-cell>
          <table:table-cell ns41:value-type="float" table:style-name="TL Data" office:value="10662" office:value-type="float">
            <text:p>10662</text:p>
          </table:table-cell>
          <table:table-cell ns41:value-type="float" table:style-name="TL Data" office:value="3820" office:value-type="float">
            <text:p>3820</text:p>
          </table:table-cell>
          <table:table-cell ns41:value-type="float" table:style-name="TL Data" office:value="27034" office:value-type="float">
            <text:p>2703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2598" office:value-type="float">
            <text:p>2598</text:p>
          </table:table-cell>
          <table:table-cell ns41:value-type="float" table:style-name="TL Data" office:value="6693" office:value-type="float">
            <text:p>6693</text:p>
          </table:table-cell>
          <table:table-cell ns41:value-type="float" table:style-name="TL Data" office:value="11154" office:value-type="float">
            <text:p>11154</text:p>
          </table:table-cell>
          <table:table-cell ns41:value-type="float" table:style-name="TL Data" office:value="21577" office:value-type="float">
            <text:p>2157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2375" office:value-type="float">
            <text:p>2375</text:p>
          </table:table-cell>
          <table:table-cell ns41:value-type="float" table:style-name="TL Data" office:value="14373" office:value-type="float">
            <text:p>14373</text:p>
          </table:table-cell>
          <table:table-cell ns41:value-type="float" table:style-name="TL Data" office:value="17936" office:value-type="float">
            <text:p>1793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11305" office:value-type="float">
            <text:p>11305</text:p>
          </table:table-cell>
          <table:table-cell ns41:value-type="float" table:style-name="TL Data" office:value="12385" office:value-type="float">
            <text:p>1238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6599" office:value-type="float">
            <text:p>16599</text:p>
          </table:table-cell>
          <table:table-cell ns41:value-type="float" table:style-name="TL Data" office:value="17207" office:value-type="float">
            <text:p>1720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meenten met meer dan 100000 inwoners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14976" office:value-type="float">
            <text:p>14976</text:p>
          </table:table-cell>
          <table:table-cell ns41:value-type="float" table:style-name="TL Data" office:value="32989" office:value-type="float">
            <text:p>32989</text:p>
          </table:table-cell>
          <table:table-cell ns41:value-type="float" table:style-name="TL Data" office:value="38067" office:value-type="float">
            <text:p>38067</text:p>
          </table:table-cell>
          <table:table-cell ns41:value-type="float" table:style-name="TL Data" office:value="34119" office:value-type="float">
            <text:p>34119</text:p>
          </table:table-cell>
          <table:table-cell ns41:value-type="float" table:style-name="TL Data" office:value="30129" office:value-type="float">
            <text:p>30129</text:p>
          </table:table-cell>
          <table:table-cell ns41:value-type="float" table:style-name="TL Data" office:value="25674" office:value-type="float">
            <text:p>25674</text:p>
          </table:table-cell>
          <table:table-cell ns41:value-type="float" table:style-name="TL Data" office:value="58347" office:value-type="float">
            <text:p>58347</text:p>
          </table:table-cell>
          <table:table-cell ns41:value-type="float" table:style-name="TL Data" office:value="235140" office:value-type="float">
            <text:p>23514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043" office:value-type="float">
            <text:p>204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4298" office:value-type="float">
            <text:p>4298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957" office:value-type="float">
            <text:p>795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4116" office:value-type="float">
            <text:p>4116</text:p>
          </table:table-cell>
          <table:table-cell ns41:value-type="float" table:style-name="TL Data" office:value="5883" office:value-type="float">
            <text:p>5883</text:p>
          </table:table-cell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807" office:value-type="float">
            <text:p>1280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4646" office:value-type="float">
            <text:p>4646</text:p>
          </table:table-cell>
          <table:table-cell ns41:value-type="float" table:style-name="TL Data" office:value="5297" office:value-type="float">
            <text:p>5297</text:p>
          </table:table-cell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441" office:value-type="float">
            <text:p>1344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609" office:value-type="float">
            <text:p>1609</text:p>
          </table:table-cell>
          <table:table-cell ns41:value-type="float" table:style-name="TL Data" office:value="4261" office:value-type="float">
            <text:p>4261</text:p>
          </table:table-cell>
          <table:table-cell ns41:value-type="float" table:style-name="TL Data" office:value="4707" office:value-type="float">
            <text:p>4707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2868" office:value-type="float">
            <text:p>1286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3679" office:value-type="float">
            <text:p>3679</text:p>
          </table:table-cell>
          <table:table-cell ns41:value-type="float" table:style-name="TL Data" office:value="3627" office:value-type="float">
            <text:p>3627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11023" office:value-type="float">
            <text:p>1102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324" office:value-type="float">
            <text:p>1324</text:p>
          </table:table-cell>
          <table:table-cell ns41:value-type="float" table:style-name="TL Data" office:value="2948" office:value-type="float">
            <text:p>2948</text:p>
          </table:table-cell>
          <table:table-cell ns41:value-type="float" table:style-name="TL Data" office:value="4213" office:value-type="float">
            <text:p>4213</text:p>
          </table:table-cell>
          <table:table-cell ns41:value-type="float" table:style-name="TL Data" office:value="9084" office:value-type="float">
            <text:p>908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6246" office:value-type="float">
            <text:p>6246</text:p>
          </table:table-cell>
          <table:table-cell ns41:value-type="float" table:style-name="TL Data" office:value="8087" office:value-type="float">
            <text:p>808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5490" office:value-type="float">
            <text:p>5490</text:p>
          </table:table-cell>
          <table:table-cell ns41:value-type="float" table:style-name="TL Data" office:value="6100" office:value-type="float">
            <text:p>610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9525" office:value-type="float">
            <text:p>9525</text:p>
          </table:table-cell>
          <table:table-cell ns41:value-type="float" table:style-name="TL Data" office:value="9871" office:value-type="float">
            <text:p>987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Brabant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084" office:value-type="float">
            <text:p>4084</text:p>
          </table:table-cell>
          <table:table-cell ns41:value-type="float" table:style-name="TL Data" office:value="10556" office:value-type="float">
            <text:p>10556</text:p>
          </table:table-cell>
          <table:table-cell ns41:value-type="float" table:style-name="TL Data" office:value="14252" office:value-type="float">
            <text:p>14252</text:p>
          </table:table-cell>
          <table:table-cell ns41:value-type="float" table:style-name="TL Data" office:value="13814" office:value-type="float">
            <text:p>13814</text:p>
          </table:table-cell>
          <table:table-cell ns41:value-type="float" table:style-name="TL Data" office:value="12449" office:value-type="float">
            <text:p>12449</text:p>
          </table:table-cell>
          <table:table-cell ns41:value-type="float" table:style-name="TL Data" office:value="10240" office:value-type="float">
            <text:p>10240</text:p>
          </table:table-cell>
          <table:table-cell ns41:value-type="float" table:style-name="TL Data" office:value="27668" office:value-type="float">
            <text:p>27668</text:p>
          </table:table-cell>
          <table:table-cell ns41:value-type="float" table:style-name="TL Data" office:value="93308" office:value-type="float">
            <text:p>9330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73" office:value-type="float">
            <text:p>197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474" office:value-type="float">
            <text:p>2474</text:p>
          </table:table-cell>
          <table:table-cell ns41:value-type="float" table:style-name="TL Data" office:value="4691" office:value-type="float">
            <text:p>4691</text:p>
          </table:table-cell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180" office:value-type="float">
            <text:p>918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4810" office:value-type="float">
            <text:p>4810</text:p>
          </table:table-cell>
          <table:table-cell ns41:value-type="float" table:style-name="TL Data" office:value="6034" office:value-type="float">
            <text:p>6034</text:p>
          </table:table-cell>
          <table:table-cell ns41:value-type="float" table:style-name="TL Data" office:value="1807" office:value-type="float">
            <text:p>180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004" office:value-type="float">
            <text:p>1400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566" office:value-type="float">
            <text:p>1566</text:p>
          </table:table-cell>
          <table:table-cell ns41:value-type="float" table:style-name="TL Data" office:value="4991" office:value-type="float">
            <text:p>4991</text:p>
          </table:table-cell>
          <table:table-cell ns41:value-type="float" table:style-name="TL Data" office:value="5291" office:value-type="float">
            <text:p>5291</text:p>
          </table:table-cell>
          <table:table-cell ns41:value-type="float" table:style-name="TL Data" office:value="1699" office:value-type="float">
            <text:p>1699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279" office:value-type="float">
            <text:p>142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4452" office:value-type="float">
            <text:p>4452</text:p>
          </table:table-cell>
          <table:table-cell ns41:value-type="float" table:style-name="TL Data" office:value="4642" office:value-type="float">
            <text:p>4642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3523" office:value-type="float">
            <text:p>1352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1776" office:value-type="float">
            <text:p>1776</text:p>
          </table:table-cell>
          <table:table-cell ns41:value-type="float" table:style-name="TL Data" office:value="3970" office:value-type="float">
            <text:p>3970</text:p>
          </table:table-cell>
          <table:table-cell ns41:value-type="float" table:style-name="TL Data" office:value="3857" office:value-type="float">
            <text:p>3857</text:p>
          </table:table-cell>
          <table:table-cell ns41:value-type="float" table:style-name="TL Data" office:value="1826" office:value-type="float">
            <text:p>1826</text:p>
          </table:table-cell>
          <table:table-cell ns41:value-type="float" table:style-name="TL Data" office:value="12224" office:value-type="float">
            <text:p>1222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651" office:value-type="float">
            <text:p>1651</text:p>
          </table:table-cell>
          <table:table-cell ns41:value-type="float" table:style-name="TL Data" office:value="3255" office:value-type="float">
            <text:p>3255</text:p>
          </table:table-cell>
          <table:table-cell ns41:value-type="float" table:style-name="TL Data" office:value="4525" office:value-type="float">
            <text:p>4525</text:p>
          </table:table-cell>
          <table:table-cell ns41:value-type="float" table:style-name="TL Data" office:value="10285" office:value-type="float">
            <text:p>1028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6701" office:value-type="float">
            <text:p>6701</text:p>
          </table:table-cell>
          <table:table-cell ns41:value-type="float" table:style-name="TL Data" office:value="8999" office:value-type="float">
            <text:p>899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5980" office:value-type="float">
            <text:p>5980</text:p>
          </table:table-cell>
          <table:table-cell ns41:value-type="float" table:style-name="TL Data" office:value="6732" office:value-type="float">
            <text:p>673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0075" office:value-type="float">
            <text:p>10075</text:p>
          </table:table-cell>
          <table:table-cell ns41:value-type="float" table:style-name="TL Data" office:value="10532" office:value-type="float">
            <text:p>1053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953" office:value-type="float">
            <text:p>4953</text:p>
          </table:table-cell>
          <table:table-cell ns41:value-type="float" table:style-name="TL Data" office:value="12233" office:value-type="float">
            <text:p>12233</text:p>
          </table:table-cell>
          <table:table-cell ns41:value-type="float" table:style-name="TL Data" office:value="15513" office:value-type="float">
            <text:p>15513</text:p>
          </table:table-cell>
          <table:table-cell ns41:value-type="float" table:style-name="TL Data" office:value="14488" office:value-type="float">
            <text:p>14488</text:p>
          </table:table-cell>
          <table:table-cell ns41:value-type="float" table:style-name="TL Data" office:value="13185" office:value-type="float">
            <text:p>13185</text:p>
          </table:table-cell>
          <table:table-cell ns41:value-type="float" table:style-name="TL Data" office:value="11379" office:value-type="float">
            <text:p>11379</text:p>
          </table:table-cell>
          <table:table-cell ns41:value-type="float" table:style-name="TL Data" office:value="29739" office:value-type="float">
            <text:p>29739</text:p>
          </table:table-cell>
          <table:table-cell ns41:value-type="float" table:style-name="TL Data" office:value="101753" office:value-type="float">
            <text:p>10175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-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71" office:value-type="float">
            <text:p>117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150" office:value-type="float">
            <text:p>415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786" office:value-type="float">
            <text:p>1786</text:p>
          </table:table-cell>
          <table:table-cell ns41:value-type="float" table:style-name="TL Data" office:value="2773" office:value-type="float">
            <text:p>2773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26" office:value-type="float">
            <text:p>552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2697" office:value-type="float">
            <text:p>2697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807" office:value-type="float">
            <text:p>580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2217" office:value-type="float">
            <text:p>2217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181" office:value-type="float">
            <text:p>518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650" office:value-type="float">
            <text:p>1650</text:p>
          </table:table-cell>
          <table:table-cell ns41:value-type="float" table:style-name="TL Data" office:value="1937" office:value-type="float">
            <text:p>1937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4731" office:value-type="float">
            <text:p>473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3530" office:value-type="float">
            <text:p>353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2550" office:value-type="float">
            <text:p>2550</text:p>
          </table:table-cell>
          <table:table-cell ns41:value-type="float" table:style-name="TL Data" office:value="3151" office:value-type="float">
            <text:p>315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362" office:value-type="float">
            <text:p>2362</text:p>
          </table:table-cell>
          <table:table-cell ns41:value-type="float" table:style-name="TL Data" office:value="2553" office:value-type="float">
            <text:p>255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363" office:value-type="float">
            <text:p>4363</text:p>
          </table:table-cell>
          <table:table-cell ns41:value-type="float" table:style-name="TL Data" office:value="4508" office:value-type="float">
            <text:p>450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320" office:value-type="float">
            <text:p>2320</text:p>
          </table:table-cell>
          <table:table-cell ns41:value-type="float" table:style-name="TL Data" office:value="4964" office:value-type="float">
            <text:p>4964</text:p>
          </table:table-cell>
          <table:table-cell ns41:value-type="float" table:style-name="TL Data" office:value="5920" office:value-type="float">
            <text:p>5920</text:p>
          </table:table-cell>
          <table:table-cell ns41:value-type="float" table:style-name="TL Data" office:value="5837" office:value-type="float">
            <text:p>5837</text:p>
          </table:table-cell>
          <table:table-cell ns41:value-type="float" table:style-name="TL Data" office:value="5111" office:value-type="float">
            <text:p>5111</text:p>
          </table:table-cell>
          <table:table-cell ns41:value-type="float" table:style-name="TL Data" office:value="4467" office:value-type="float">
            <text:p>4467</text:p>
          </table:table-cell>
          <table:table-cell ns41:value-type="float" table:style-name="TL Data" office:value="11608" office:value-type="float">
            <text:p>11608</text:p>
          </table:table-cell>
          <table:table-cell ns41:value-type="float" table:style-name="TL Data" office:value="40318" office:value-type="float">
            <text:p>4031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197" office:value-type="float">
            <text:p>119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2599" office:value-type="float">
            <text:p>2599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36" office:value-type="float">
            <text:p>473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152" office:value-type="float">
            <text:p>2152</text:p>
          </table:table-cell>
          <table:table-cell ns41:value-type="float" table:style-name="TL Data" office:value="3167" office:value-type="float">
            <text:p>3167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806" office:value-type="float">
            <text:p>68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2638" office:value-type="float">
            <text:p>2638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535" office:value-type="float">
            <text:p>653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972" office:value-type="float">
            <text:p>1972</text:p>
          </table:table-cell>
          <table:table-cell ns41:value-type="float" table:style-name="TL Data" office:value="2355" office:value-type="float">
            <text:p>2355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6145" office:value-type="float">
            <text:p>614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5682" office:value-type="float">
            <text:p>568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2313" office:value-type="float">
            <text:p>2313</text:p>
          </table:table-cell>
          <table:table-cell ns41:value-type="float" table:style-name="TL Data" office:value="4698" office:value-type="float">
            <text:p>469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3059" office:value-type="float">
            <text:p>3059</text:p>
          </table:table-cell>
          <table:table-cell ns41:value-type="float" table:style-name="TL Data" office:value="3860" office:value-type="float">
            <text:p>386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571" office:value-type="float">
            <text:p>2571</text:p>
          </table:table-cell>
          <table:table-cell ns41:value-type="float" table:style-name="TL Data" office:value="2822" office:value-type="float">
            <text:p>282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484" office:value-type="float">
            <text:p>4484</text:p>
          </table:table-cell>
          <table:table-cell ns41:value-type="float" table:style-name="TL Data" office:value="4661" office:value-type="float">
            <text:p>466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345" office:value-type="float">
            <text:p>2345</text:p>
          </table:table-cell>
          <table:table-cell ns41:value-type="float" table:style-name="TL Data" office:value="5863" office:value-type="float">
            <text:p>5863</text:p>
          </table:table-cell>
          <table:table-cell ns41:value-type="float" table:style-name="TL Data" office:value="7158" office:value-type="float">
            <text:p>7158</text:p>
          </table:table-cell>
          <table:table-cell ns41:value-type="float" table:style-name="TL Data" office:value="6721" office:value-type="float">
            <text:p>6721</text:p>
          </table:table-cell>
          <table:table-cell ns41:value-type="float" table:style-name="TL Data" office:value="6050" office:value-type="float">
            <text:p>6050</text:p>
          </table:table-cell>
          <table:table-cell ns41:value-type="float" table:style-name="TL Data" office:value="5371" office:value-type="float">
            <text:p>5371</text:p>
          </table:table-cell>
          <table:table-cell ns41:value-type="float" table:style-name="TL Data" office:value="13547" office:value-type="float">
            <text:p>13547</text:p>
          </table:table-cell>
          <table:table-cell ns41:value-type="float" table:style-name="TL Data" office:value="47158" office:value-type="float">
            <text:p>4715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108" office:value-type="float">
            <text:p>10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5329" office:value-type="float">
            <text:p>5329</text:p>
          </table:table-cell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20" office:value-type="float">
            <text:p>792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421" office:value-type="float">
            <text:p>7421</text:p>
          </table:table-cell>
          <table:table-cell ns41:value-type="float" table:style-name="TL Data" office:value="15905" office:value-type="float">
            <text:p>15905</text:p>
          </table:table-cell>
          <table:table-cell ns41:value-type="float" table:style-name="TL Data" office:value="4083" office:value-type="float">
            <text:p>408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160" office:value-type="float">
            <text:p>2816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1463" office:value-type="float">
            <text:p>11463</text:p>
          </table:table-cell>
          <table:table-cell ns41:value-type="float" table:style-name="TL Data" office:value="17326" office:value-type="float">
            <text:p>17326</text:p>
          </table:table-cell>
          <table:table-cell ns41:value-type="float" table:style-name="TL Data" office:value="4519" office:value-type="float">
            <text:p>4519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678" office:value-type="float">
            <text:p>3567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559" office:value-type="float">
            <text:p>2559</text:p>
          </table:table-cell>
          <table:table-cell ns41:value-type="float" table:style-name="TL Data" office:value="11431" office:value-type="float">
            <text:p>11431</text:p>
          </table:table-cell>
          <table:table-cell ns41:value-type="float" table:style-name="TL Data" office:value="14691" office:value-type="float">
            <text:p>14691</text:p>
          </table:table-cell>
          <table:table-cell ns41:value-type="float" table:style-name="TL Data" office:value="3697" office:value-type="float">
            <text:p>3697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3483" office:value-type="float">
            <text:p>3348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2845" office:value-type="float">
            <text:p>2845</text:p>
          </table:table-cell>
          <table:table-cell ns41:value-type="float" table:style-name="TL Data" office:value="9708" office:value-type="float">
            <text:p>9708</text:p>
          </table:table-cell>
          <table:table-cell ns41:value-type="float" table:style-name="TL Data" office:value="12226" office:value-type="float">
            <text:p>12226</text:p>
          </table:table-cell>
          <table:table-cell ns41:value-type="float" table:style-name="TL Data" office:value="3451" office:value-type="float">
            <text:p>3451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29625" office:value-type="float">
            <text:p>2962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2821" office:value-type="float">
            <text:p>2821</text:p>
          </table:table-cell>
          <table:table-cell ns41:value-type="float" table:style-name="TL Data" office:value="8653" office:value-type="float">
            <text:p>8653</text:p>
          </table:table-cell>
          <table:table-cell ns41:value-type="float" table:style-name="TL Data" office:value="10307" office:value-type="float">
            <text:p>10307</text:p>
          </table:table-cell>
          <table:table-cell ns41:value-type="float" table:style-name="TL Data" office:value="3234" office:value-type="float">
            <text:p>3234</text:p>
          </table:table-cell>
          <table:table-cell ns41:value-type="float" table:style-name="TL Data" office:value="26011" office:value-type="float">
            <text:p>2601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2443" office:value-type="float">
            <text:p>2443</text:p>
          </table:table-cell>
          <table:table-cell ns41:value-type="float" table:style-name="TL Data" office:value="6780" office:value-type="float">
            <text:p>6780</text:p>
          </table:table-cell>
          <table:table-cell ns41:value-type="float" table:style-name="TL Data" office:value="10711" office:value-type="float">
            <text:p>10711</text:p>
          </table:table-cell>
          <table:table-cell ns41:value-type="float" table:style-name="TL Data" office:value="21005" office:value-type="float">
            <text:p>210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2308" office:value-type="float">
            <text:p>2308</text:p>
          </table:table-cell>
          <table:table-cell ns41:value-type="float" table:style-name="TL Data" office:value="14593" office:value-type="float">
            <text:p>14593</text:p>
          </table:table-cell>
          <table:table-cell ns41:value-type="float" table:style-name="TL Data" office:value="18020" office:value-type="float">
            <text:p>1802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1766" office:value-type="float">
            <text:p>11766</text:p>
          </table:table-cell>
          <table:table-cell ns41:value-type="float" table:style-name="TL Data" office:value="12804" office:value-type="float">
            <text:p>1280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9512" office:value-type="float">
            <text:p>19512</text:p>
          </table:table-cell>
          <table:table-cell ns41:value-type="float" table:style-name="TL Data" office:value="20092" office:value-type="float">
            <text:p>2009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4979" office:value-type="float">
            <text:p>14979</text:p>
          </table:table-cell>
          <table:table-cell ns41:value-type="float" table:style-name="TL Data" office:value="32626" office:value-type="float">
            <text:p>32626</text:p>
          </table:table-cell>
          <table:table-cell ns41:value-type="float" table:style-name="TL Data" office:value="36986" office:value-type="float">
            <text:p>36986</text:p>
          </table:table-cell>
          <table:table-cell ns41:value-type="float" table:style-name="TL Data" office:value="33390" office:value-type="float">
            <text:p>33390</text:p>
          </table:table-cell>
          <table:table-cell ns41:value-type="float" table:style-name="TL Data" office:value="28855" office:value-type="float">
            <text:p>28855</text:p>
          </table:table-cell>
          <table:table-cell ns41:value-type="float" table:style-name="TL Data" office:value="24591" office:value-type="float">
            <text:p>24591</text:p>
          </table:table-cell>
          <table:table-cell ns41:value-type="float" table:style-name="TL Data" office:value="60718" office:value-type="float">
            <text:p>60718</text:p>
          </table:table-cell>
          <table:table-cell ns41:value-type="float" table:style-name="TL Data" office:value="232906" office:value-type="float">
            <text:p>2329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755" office:value-type="float">
            <text:p>3755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84" office:value-type="float">
            <text:p>568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663" office:value-type="float">
            <text:p>5663</text:p>
          </table:table-cell>
          <table:table-cell ns41:value-type="float" table:style-name="TL Data" office:value="12537" office:value-type="float">
            <text:p>12537</text:p>
          </table:table-cell>
          <table:table-cell ns41:value-type="float" table:style-name="TL Data" office:value="3387" office:value-type="float">
            <text:p>338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232" office:value-type="float">
            <text:p>2223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9446" office:value-type="float">
            <text:p>9446</text:p>
          </table:table-cell>
          <table:table-cell ns41:value-type="float" table:style-name="TL Data" office:value="14448" office:value-type="float">
            <text:p>14448</text:p>
          </table:table-cell>
          <table:table-cell ns41:value-type="float" table:style-name="TL Data" office:value="3720" office:value-type="float">
            <text:p>3720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762" office:value-type="float">
            <text:p>2976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9260" office:value-type="float">
            <text:p>9260</text:p>
          </table:table-cell>
          <table:table-cell ns41:value-type="float" table:style-name="TL Data" office:value="12095" office:value-type="float">
            <text:p>12095</text:p>
          </table:table-cell>
          <table:table-cell ns41:value-type="float" table:style-name="TL Data" office:value="3339" office:value-type="float">
            <text:p>3339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7837" office:value-type="float">
            <text:p>2783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439" office:value-type="float">
            <text:p>2439</text:p>
          </table:table-cell>
          <table:table-cell ns41:value-type="float" table:style-name="TL Data" office:value="8162" office:value-type="float">
            <text:p>8162</text:p>
          </table:table-cell>
          <table:table-cell ns41:value-type="float" table:style-name="TL Data" office:value="10712" office:value-type="float">
            <text:p>10712</text:p>
          </table:table-cell>
          <table:table-cell ns41:value-type="float" table:style-name="TL Data" office:value="3125" office:value-type="float">
            <text:p>3125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5628" office:value-type="float">
            <text:p>2562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2442" office:value-type="float">
            <text:p>2442</text:p>
          </table:table-cell>
          <table:table-cell ns41:value-type="float" table:style-name="TL Data" office:value="7538" office:value-type="float">
            <text:p>7538</text:p>
          </table:table-cell>
          <table:table-cell ns41:value-type="float" table:style-name="TL Data" office:value="9297" office:value-type="float">
            <text:p>9297</text:p>
          </table:table-cell>
          <table:table-cell ns41:value-type="float" table:style-name="TL Data" office:value="2968" office:value-type="float">
            <text:p>2968</text:p>
          </table:table-cell>
          <table:table-cell ns41:value-type="float" table:style-name="TL Data" office:value="23073" office:value-type="float">
            <text:p>2307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5739" office:value-type="float">
            <text:p>5739</text:p>
          </table:table-cell>
          <table:table-cell ns41:value-type="float" table:style-name="TL Data" office:value="9055" office:value-type="float">
            <text:p>9055</text:p>
          </table:table-cell>
          <table:table-cell ns41:value-type="float" table:style-name="TL Data" office:value="17616" office:value-type="float">
            <text:p>1761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993" office:value-type="float">
            <text:p>1993</text:p>
          </table:table-cell>
          <table:table-cell ns41:value-type="float" table:style-name="TL Data" office:value="13027" office:value-type="float">
            <text:p>13027</text:p>
          </table:table-cell>
          <table:table-cell ns41:value-type="float" table:style-name="TL Data" office:value="16019" office:value-type="float">
            <text:p>1601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0191" office:value-type="float">
            <text:p>10191</text:p>
          </table:table-cell>
          <table:table-cell ns41:value-type="float" table:style-name="TL Data" office:value="11111" office:value-type="float">
            <text:p>1111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5174" office:value-type="float">
            <text:p>15174</text:p>
          </table:table-cell>
          <table:table-cell ns41:value-type="float" table:style-name="TL Data" office:value="15654" office:value-type="float">
            <text:p>1565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Noord-Holland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1249" office:value-type="float">
            <text:p>11249</text:p>
          </table:table-cell>
          <table:table-cell ns41:value-type="float" table:style-name="TL Data" office:value="26278" office:value-type="float">
            <text:p>26278</text:p>
          </table:table-cell>
          <table:table-cell ns41:value-type="float" table:style-name="TL Data" office:value="30662" office:value-type="float">
            <text:p>30662</text:p>
          </table:table-cell>
          <table:table-cell ns41:value-type="float" table:style-name="TL Data" office:value="27789" office:value-type="float">
            <text:p>27789</text:p>
          </table:table-cell>
          <table:table-cell ns41:value-type="float" table:style-name="TL Data" office:value="25297" office:value-type="float">
            <text:p>25297</text:p>
          </table:table-cell>
          <table:table-cell ns41:value-type="float" table:style-name="TL Data" office:value="21720" office:value-type="float">
            <text:p>21720</text:p>
          </table:table-cell>
          <table:table-cell ns41:value-type="float" table:style-name="TL Data" office:value="51194" office:value-type="float">
            <text:p>51194</text:p>
          </table:table-cell>
          <table:table-cell ns41:value-type="float" table:style-name="TL Data" office:value="194691" office:value-type="float">
            <text:p>19469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Data" table:number-columns-repeated="6" office:value-type="string">
            <text:p>-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53" office:value-type="float">
            <text:p>155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60" office:value-type="float">
            <text:p>656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195" office:value-type="float">
            <text:p>3195</text:p>
          </table:table-cell>
          <table:table-cell ns41:value-type="float" table:style-name="TL Data" office:value="4531" office:value-type="float">
            <text:p>4531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271" office:value-type="float">
            <text:p>927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3224" office:value-type="float">
            <text:p>3224</text:p>
          </table:table-cell>
          <table:table-cell ns41:value-type="float" table:style-name="TL Data" office:value="4136" office:value-type="float">
            <text:p>4136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103" office:value-type="float">
            <text:p>910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3554" office:value-type="float">
            <text:p>3554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556" office:value-type="float">
            <text:p>855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2710" office:value-type="float">
            <text:p>2710</text:p>
          </table:table-cell>
          <table:table-cell ns41:value-type="float" table:style-name="TL Data" office:value="2876" office:value-type="float">
            <text:p>2876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7471" office:value-type="float">
            <text:p>747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2061" office:value-type="float">
            <text:p>2061</text:p>
          </table:table-cell>
          <table:table-cell ns41:value-type="float" table:style-name="TL Data" office:value="3032" office:value-type="float">
            <text:p>3032</text:p>
          </table:table-cell>
          <table:table-cell ns41:value-type="float" table:style-name="TL Data" office:value="6178" office:value-type="float">
            <text:p>617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4761" office:value-type="float">
            <text:p>4761</text:p>
          </table:table-cell>
          <table:table-cell ns41:value-type="float" table:style-name="TL Data" office:value="5769" office:value-type="float">
            <text:p>576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161" office:value-type="float">
            <text:p>4161</text:p>
          </table:table-cell>
          <table:table-cell ns41:value-type="float" table:style-name="TL Data" office:value="4494" office:value-type="float">
            <text:p>449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384" office:value-type="float">
            <text:p>7384</text:p>
          </table:table-cell>
          <table:table-cell ns41:value-type="float" table:style-name="TL Data" office:value="7600" office:value-type="float">
            <text:p>760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346" office:value-type="float">
            <text:p>3346</text:p>
          </table:table-cell>
          <table:table-cell ns41:value-type="float" table:style-name="TL Data" office:value="8335" office:value-type="float">
            <text:p>8335</text:p>
          </table:table-cell>
          <table:table-cell ns41:value-type="float" table:style-name="TL Data" office:value="9785" office:value-type="float">
            <text:p>9785</text:p>
          </table:table-cell>
          <table:table-cell ns41:value-type="float" table:style-name="TL Data" office:value="9235" office:value-type="float">
            <text:p>9235</text:p>
          </table:table-cell>
          <table:table-cell ns41:value-type="float" table:style-name="TL Data" office:value="8391" office:value-type="float">
            <text:p>8391</text:p>
          </table:table-cell>
          <table:table-cell ns41:value-type="float" table:style-name="TL Data" office:value="6978" office:value-type="float">
            <text:p>6978</text:p>
          </table:table-cell>
          <table:table-cell ns41:value-type="float" table:style-name="TL Data" office:value="20371" office:value-type="float">
            <text:p>20371</text:p>
          </table:table-cell>
          <table:table-cell ns41:value-type="float" table:style-name="TL Data" office:value="66567" office:value-type="float">
            <text:p>6656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4" office:value-type="string">
            <text:p>-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61" office:value-type="float">
            <text:p>146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3619" office:value-type="float">
            <text:p>3619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76" office:value-type="float">
            <text:p>657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3209" office:value-type="float">
            <text:p>3209</text:p>
          </table:table-cell>
          <table:table-cell ns41:value-type="float" table:style-name="TL Data" office:value="4314" office:value-type="float">
            <text:p>4314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557" office:value-type="float">
            <text:p>955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3130" office:value-type="float">
            <text:p>3130</text:p>
          </table:table-cell>
          <table:table-cell ns41:value-type="float" table:style-name="TL Data" office:value="3780" office:value-type="float">
            <text:p>3780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204" office:value-type="float">
            <text:p>920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2922" office:value-type="float">
            <text:p>2922</text:p>
          </table:table-cell>
          <table:table-cell ns41:value-type="float" table:style-name="TL Data" office:value="3108" office:value-type="float">
            <text:p>3108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8609" office:value-type="float">
            <text:p>860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2527" office:value-type="float">
            <text:p>2527</text:p>
          </table:table-cell>
          <table:table-cell ns41:value-type="float" table:style-name="TL Data" office:value="2530" office:value-type="float">
            <text:p>2530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7506" office:value-type="float">
            <text:p>75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2075" office:value-type="float">
            <text:p>2075</text:p>
          </table:table-cell>
          <table:table-cell ns41:value-type="float" table:style-name="TL Data" office:value="2855" office:value-type="float">
            <text:p>2855</text:p>
          </table:table-cell>
          <table:table-cell ns41:value-type="float" table:style-name="TL Data" office:value="6379" office:value-type="float">
            <text:p>63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3871" office:value-type="float">
            <text:p>3871</text:p>
          </table:table-cell>
          <table:table-cell ns41:value-type="float" table:style-name="TL Data" office:value="5205" office:value-type="float">
            <text:p>52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360" office:value-type="float">
            <text:p>3360</text:p>
          </table:table-cell>
          <table:table-cell ns41:value-type="float" table:style-name="TL Data" office:value="3794" office:value-type="float">
            <text:p>379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496" office:value-type="float">
            <text:p>5496</text:p>
          </table:table-cell>
          <table:table-cell ns41:value-type="float" table:style-name="TL Data" office:value="5726" office:value-type="float">
            <text:p>572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466" office:value-type="float">
            <text:p>3466</text:p>
          </table:table-cell>
          <table:table-cell ns41:value-type="float" table:style-name="TL Data" office:value="8561" office:value-type="float">
            <text:p>8561</text:p>
          </table:table-cell>
          <table:table-cell ns41:value-type="float" table:style-name="TL Data" office:value="10019" office:value-type="float">
            <text:p>10019</text:p>
          </table:table-cell>
          <table:table-cell ns41:value-type="float" table:style-name="TL Data" office:value="9622" office:value-type="float">
            <text:p>9622</text:p>
          </table:table-cell>
          <table:table-cell ns41:value-type="float" table:style-name="TL Data" office:value="8253" office:value-type="float">
            <text:p>8253</text:p>
          </table:table-cell>
          <table:table-cell ns41:value-type="float" table:style-name="TL Data" office:value="7049" office:value-type="float">
            <text:p>7049</text:p>
          </table:table-cell>
          <table:table-cell ns41:value-type="float" table:style-name="TL Data" office:value="16901" office:value-type="float">
            <text:p>16901</text:p>
          </table:table-cell>
          <table:table-cell ns41:value-type="float" table:style-name="TL Data" office:value="64032" office:value-type="float">
            <text:p>6403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81" office:value-type="float">
            <text:p>188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3283" office:value-type="float">
            <text:p>3283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40" office:value-type="float">
            <text:p>614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803" office:value-type="float">
            <text:p>2803</text:p>
          </table:table-cell>
          <table:table-cell ns41:value-type="float" table:style-name="TL Data" office:value="3907" office:value-type="float">
            <text:p>3907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422" office:value-type="float">
            <text:p>842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2681" office:value-type="float">
            <text:p>2681</text:p>
          </table:table-cell>
          <table:table-cell ns41:value-type="float" table:style-name="TL Data" office:value="3335" office:value-type="float">
            <text:p>3335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905" office:value-type="float">
            <text:p>79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2441" office:value-type="float">
            <text:p>2441</text:p>
          </table:table-cell>
          <table:table-cell ns41:value-type="float" table:style-name="TL Data" office:value="2823" office:value-type="float">
            <text:p>2823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7360" office:value-type="float">
            <text:p>736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2337" office:value-type="float">
            <text:p>2337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6359" office:value-type="float">
            <text:p>635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2754" office:value-type="float">
            <text:p>2754</text:p>
          </table:table-cell>
          <table:table-cell ns41:value-type="float" table:style-name="TL Data" office:value="5434" office:value-type="float">
            <text:p>543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3779" office:value-type="float">
            <text:p>3779</text:p>
          </table:table-cell>
          <table:table-cell ns41:value-type="float" table:style-name="TL Data" office:value="4658" office:value-type="float">
            <text:p>465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402" office:value-type="float">
            <text:p>3402</text:p>
          </table:table-cell>
          <table:table-cell ns41:value-type="float" table:style-name="TL Data" office:value="3658" office:value-type="float">
            <text:p>365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995" office:value-type="float">
            <text:p>5995</text:p>
          </table:table-cell>
          <table:table-cell ns41:value-type="float" table:style-name="TL Data" office:value="6163" office:value-type="float">
            <text:p>616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490" office:value-type="float">
            <text:p>3490</text:p>
          </table:table-cell>
          <table:table-cell ns41:value-type="float" table:style-name="TL Data" office:value="7399" office:value-type="float">
            <text:p>7399</text:p>
          </table:table-cell>
          <table:table-cell ns41:value-type="float" table:style-name="TL Data" office:value="8735" office:value-type="float">
            <text:p>8735</text:p>
          </table:table-cell>
          <table:table-cell ns41:value-type="float" table:style-name="TL Data" office:value="7990" office:value-type="float">
            <text:p>7990</text:p>
          </table:table-cell>
          <table:table-cell ns41:value-type="float" table:style-name="TL Data" office:value="7045" office:value-type="float">
            <text:p>7045</text:p>
          </table:table-cell>
          <table:table-cell ns41:value-type="float" table:style-name="TL Data" office:value="6102" office:value-type="float">
            <text:p>6102</text:p>
          </table:table-cell>
          <table:table-cell ns41:value-type="float" table:style-name="TL Data" office:value="17008" office:value-type="float">
            <text:p>17008</text:p>
          </table:table-cell>
          <table:table-cell ns41:value-type="float" table:style-name="TL Data" office:value="58017" office:value-type="float">
            <text:p>5801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962" office:value-type="float">
            <text:p>96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3168" office:value-type="float">
            <text:p>316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497" office:value-type="float">
            <text:p>1497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21" office:value-type="float">
            <text:p>412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1632" office:value-type="float">
            <text:p>1632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73" office:value-type="float">
            <text:p>417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367" office:value-type="float">
            <text:p>1367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762" office:value-type="float">
            <text:p>376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326" office:value-type="float">
            <text:p>332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2811" office:value-type="float">
            <text:p>281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2340" office:value-type="float">
            <text:p>234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1731" office:value-type="float">
            <text:p>173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679" office:value-type="float">
            <text:p>2679</text:p>
          </table:table-cell>
          <table:table-cell ns41:value-type="float" table:style-name="TL Data" office:value="2791" office:value-type="float">
            <text:p>279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rente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3969" office:value-type="float">
            <text:p>3969</text:p>
          </table:table-cell>
          <table:table-cell ns41:value-type="float" table:style-name="TL Data" office:value="4509" office:value-type="float">
            <text:p>4509</text:p>
          </table:table-cell>
          <table:table-cell ns41:value-type="float" table:style-name="TL Data" office:value="4275" office:value-type="float">
            <text:p>4275</text:p>
          </table:table-cell>
          <table:table-cell ns41:value-type="float" table:style-name="TL Data" office:value="3559" office:value-type="float">
            <text:p>3559</text:p>
          </table:table-cell>
          <table:table-cell ns41:value-type="float" table:style-name="TL Data" office:value="3017" office:value-type="float">
            <text:p>3017</text:p>
          </table:table-cell>
          <table:table-cell ns41:value-type="float" table:style-name="TL Data" office:value="7664" office:value-type="float">
            <text:p>7664</text:p>
          </table:table-cell>
          <table:table-cell ns41:value-type="float" table:style-name="TL Data" office:value="29195" office:value-type="float">
            <text:p>2919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5" office:value-type="string">
            <text:p>-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86" office:value-type="float">
            <text:p>98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76" office:value-type="float">
            <text:p>437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2282" office:value-type="float">
            <text:p>2282</text:p>
          </table:table-cell>
          <table:table-cell ns41:value-type="float" table:style-name="TL Data" office:value="3128" office:value-type="float">
            <text:p>3128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001" office:value-type="float">
            <text:p>700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2466" office:value-type="float">
            <text:p>2466</text:p>
          </table:table-cell>
          <table:table-cell ns41:value-type="float" table:style-name="TL Data" office:value="2691" office:value-type="float">
            <text:p>2691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030" office:value-type="float">
            <text:p>703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2279" office:value-type="float">
            <text:p>2279</text:p>
          </table:table-cell>
          <table:table-cell ns41:value-type="float" table:style-name="TL Data" office:value="2295" office:value-type="float">
            <text:p>2295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627" office:value-type="float">
            <text:p>6627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5706" office:value-type="float">
            <text:p>57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1503" office:value-type="float">
            <text:p>1503</text:p>
          </table:table-cell>
          <table:table-cell ns41:value-type="float" table:style-name="TL Data" office:value="2250" office:value-type="float">
            <text:p>2250</text:p>
          </table:table-cell>
          <table:table-cell ns41:value-type="float" table:style-name="TL Data" office:value="4805" office:value-type="float">
            <text:p>480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3095" office:value-type="float">
            <text:p>3095</text:p>
          </table:table-cell>
          <table:table-cell ns41:value-type="float" table:style-name="TL Data" office:value="4041" office:value-type="float">
            <text:p>4041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704" office:value-type="float">
            <text:p>2704</text:p>
          </table:table-cell>
          <table:table-cell ns41:value-type="float" table:style-name="TL Data" office:value="3006" office:value-type="float">
            <text:p>30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string" table:style-name="TL Data" office:value-type="string">
            <text:p>-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380" office:value-type="float">
            <text:p>4380</text:p>
          </table:table-cell>
          <table:table-cell ns41:value-type="float" table:style-name="TL Data" office:value="4558" office:value-type="float">
            <text:p>455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222" office:value-type="float">
            <text:p>2222</text:p>
          </table:table-cell>
          <table:table-cell ns41:value-type="float" table:style-name="TL Data" office:value="5819" office:value-type="float">
            <text:p>5819</text:p>
          </table:table-cell>
          <table:table-cell ns41:value-type="float" table:style-name="TL Data" office:value="7572" office:value-type="float">
            <text:p>7572</text:p>
          </table:table-cell>
          <table:table-cell ns41:value-type="float" table:style-name="TL Data" office:value="7189" office:value-type="float">
            <text:p>7189</text:p>
          </table:table-cell>
          <table:table-cell ns41:value-type="float" table:style-name="TL Data" office:value="6312" office:value-type="float">
            <text:p>6312</text:p>
          </table:table-cell>
          <table:table-cell ns41:value-type="float" table:style-name="TL Data" office:value="5338" office:value-type="float">
            <text:p>5338</text:p>
          </table:table-cell>
          <table:table-cell ns41:value-type="float" table:style-name="TL Data" office:value="13576" office:value-type="float">
            <text:p>13576</text:p>
          </table:table-cell>
          <table:table-cell ns41:value-type="float" table:style-name="TL Data" office:value="48144" office:value-type="float">
            <text:p>48144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office:annotation draw:style-name="gr1" svg:height="1.244cm" draw:caption-point-y="-75.158cm" svg:width="3.887cm" svg:x="4.699cm" draw:caption-point-x="-0.43cm" svg:y="354.012cm" draw:text-style-name="P1">
              <dc:creator>CDM</dc:creator>
              <dc:date>2014-12-13T00:00:00</dc:date>
              <text:p text:style-name="P1"><text:span text:style-name="T1">*) Waaronder 6 echtparen zonder vaste woonplaats.</text:span></text:p>
            </office:annotation>
            <text:p>Het Rijk. *)</text:p>
          </table:table-cell>
          <table:table-cell ns41:value-type="string" table:style-name="TL RowHeader" office:value-type="string">
            <text:p>beneden 20 jaar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table:number-columns-repeated="3" office:value-type="string">
            <text:p>-</text:p>
          </table:table-cell>
          <table:table-cell ns41:value-type="float" table:style-name="TL Data" office:value="340" office:value-type="float">
            <text:p>340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20—24</text:p>
          </table:table-cell>
          <table:table-cell/>
          <table:table-cell ns41:value-type="float" table:style-name="TL Data" office:value="1704" office:value-type="float">
            <text:p>1704</text:p>
          </table:table-cell>
          <table:table-cell ns41:value-type="float" table:style-name="TL Data" office:value="17565" office:value-type="float">
            <text:p>17565</text:p>
          </table:table-cell>
          <table:table-cell ns41:value-type="float" table:style-name="TL Data" office:value="6559" office:value-type="float">
            <text:p>6559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832" office:value-type="float">
            <text:p>2683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25—29</text:p>
          </table:table-cell>
          <table:table-cell/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27056" office:value-type="float">
            <text:p>27056</text:p>
          </table:table-cell>
          <table:table-cell ns41:value-type="float" table:style-name="TL Data" office:value="57072" office:value-type="float">
            <text:p>57072</text:p>
          </table:table-cell>
          <table:table-cell ns41:value-type="float" table:style-name="TL Data" office:value="15769" office:value-type="float">
            <text:p>15769</text:p>
          </table:table-cell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3235" office:value-type="float">
            <text:p>10323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30—34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273" office:value-type="float">
            <text:p>7273</text:p>
          </table:table-cell>
          <table:table-cell ns41:value-type="float" table:style-name="TL Data" office:value="46759" office:value-type="float">
            <text:p>46759</text:p>
          </table:table-cell>
          <table:table-cell ns41:value-type="float" table:style-name="TL Data" office:value="67235" office:value-type="float">
            <text:p>67235</text:p>
          </table:table-cell>
          <table:table-cell ns41:value-type="float" table:style-name="TL Data" office:value="18038" office:value-type="float">
            <text:p>18038</text:p>
          </table:table-cell>
          <table:table-cell ns41:value-type="float" table:style-name="TL Data" office:value="2698" office:value-type="float">
            <text:p>2698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42955" office:value-type="float">
            <text:p>14295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35—39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652" office:value-type="float">
            <text:p>1652</text:p>
          </table:table-cell>
          <table:table-cell ns41:value-type="float" table:style-name="TL Data" office:value="11878" office:value-type="float">
            <text:p>11878</text:p>
          </table:table-cell>
          <table:table-cell ns41:value-type="float" table:style-name="TL Data" office:value="47599" office:value-type="float">
            <text:p>47599</text:p>
          </table:table-cell>
          <table:table-cell ns41:value-type="float" table:style-name="TL Data" office:value="58284" office:value-type="float">
            <text:p>58284</text:p>
          </table:table-cell>
          <table:table-cell ns41:value-type="float" table:style-name="TL Data" office:value="15731" office:value-type="float">
            <text:p>15731</text:p>
          </table:table-cell>
          <table:table-cell ns41:value-type="float" table:style-name="TL Data" office:value="2857" office:value-type="float">
            <text:p>2857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38799" office:value-type="float">
            <text:p>13879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40—44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978" office:value-type="float">
            <text:p>2978</text:p>
          </table:table-cell>
          <table:table-cell ns41:value-type="float" table:style-name="TL Data" office:value="13924" office:value-type="float">
            <text:p>13924</text:p>
          </table:table-cell>
          <table:table-cell ns41:value-type="float" table:style-name="TL Data" office:value="42300" office:value-type="float">
            <text:p>42300</text:p>
          </table:table-cell>
          <table:table-cell ns41:value-type="float" table:style-name="TL Data" office:value="49902" office:value-type="float">
            <text:p>49902</text:p>
          </table:table-cell>
          <table:table-cell ns41:value-type="float" table:style-name="TL Data" office:value="14885" office:value-type="float">
            <text:p>14885</text:p>
          </table:table-cell>
          <table:table-cell ns41:value-type="float" table:style-name="TL Data" office:value="3448" office:value-type="float">
            <text:p>3448</text:p>
          </table:table-cell>
          <table:table-cell ns41:value-type="float" table:style-name="TL Data" office:value="127885" office:value-type="float">
            <text:p>12788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45—49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3939" office:value-type="float">
            <text:p>3939</text:p>
          </table:table-cell>
          <table:table-cell ns41:value-type="float" table:style-name="TL Data" office:value="13560" office:value-type="float">
            <text:p>13560</text:p>
          </table:table-cell>
          <table:table-cell ns41:value-type="float" table:style-name="TL Data" office:value="37768" office:value-type="float">
            <text:p>37768</text:p>
          </table:table-cell>
          <table:table-cell ns41:value-type="float" table:style-name="TL Data" office:value="41874" office:value-type="float">
            <text:p>41874</text:p>
          </table:table-cell>
          <table:table-cell ns41:value-type="float" table:style-name="TL Data" office:value="14908" office:value-type="float">
            <text:p>14908</text:p>
          </table:table-cell>
          <table:table-cell ns41:value-type="float" table:style-name="TL Data" office:value="113113" office:value-type="float">
            <text:p>113113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50—54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3836" office:value-type="float">
            <text:p>3836</text:p>
          </table:table-cell>
          <table:table-cell ns41:value-type="float" table:style-name="TL Data" office:value="11968" office:value-type="float">
            <text:p>11968</text:p>
          </table:table-cell>
          <table:table-cell ns41:value-type="float" table:style-name="TL Data" office:value="29868" office:value-type="float">
            <text:p>29868</text:p>
          </table:table-cell>
          <table:table-cell ns41:value-type="float" table:style-name="TL Data" office:value="44610" office:value-type="float">
            <text:p>44610</text:p>
          </table:table-cell>
          <table:table-cell ns41:value-type="float" table:style-name="TL Data" office:value="91825" office:value-type="float">
            <text:p>91825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55—59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3925" office:value-type="float">
            <text:p>3925</text:p>
          </table:table-cell>
          <table:table-cell ns41:value-type="float" table:style-name="TL Data" office:value="10976" office:value-type="float">
            <text:p>10976</text:p>
          </table:table-cell>
          <table:table-cell ns41:value-type="float" table:style-name="TL Data" office:value="63403" office:value-type="float">
            <text:p>63403</text:p>
          </table:table-cell>
          <table:table-cell ns41:value-type="float" table:style-name="TL Data" office:value="80148" office:value-type="float">
            <text:p>80148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60—64</text:p>
          </table:table-cell>
          <table:table-cell/>
          <table:table-cell ns41:value-type="string" table:style-name="TL Data" office:value-type="string">
            <text:p>-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3321" office:value-type="float">
            <text:p>3321</text:p>
          </table:table-cell>
          <table:table-cell ns41:value-type="float" table:style-name="TL Data" office:value="53514" office:value-type="float">
            <text:p>53514</text:p>
          </table:table-cell>
          <table:table-cell ns41:value-type="float" table:style-name="TL Data" office:value="58806" office:value-type="float">
            <text:p>58806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65 en daarbov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762" office:value-type="float">
            <text:p>1762</text:p>
          </table:table-cell>
          <table:table-cell ns41:value-type="float" table:style-name="TL Data" office:value="89068" office:value-type="float">
            <text:p>89068</text:p>
          </table:table-cell>
          <table:table-cell ns41:value-type="float" table:style-name="TL Data" office:value="92157" office:value-type="float">
            <text:p>92157</text:p>
          </table:table-cell>
          <table:table-cell table:number-columns-repeated="1012"/>
        </table:table-row>
        <table:table-row table:style-name="ro1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751" office:value-type="float">
            <text:p>2751</text:p>
          </table:table-cell>
          <table:table-cell ns41:value-type="float" table:style-name="TL Data" office:value="54522" office:value-type="float">
            <text:p>54522</text:p>
          </table:table-cell>
          <table:table-cell ns41:value-type="float" table:style-name="TL Data" office:value="126603" office:value-type="float">
            <text:p>126603</text:p>
          </table:table-cell>
          <table:table-cell ns41:value-type="float" table:style-name="TL Data" office:value="151112" office:value-type="float">
            <text:p>151112</text:p>
          </table:table-cell>
          <table:table-cell ns41:value-type="float" table:style-name="TL Data" office:value="140351" office:value-type="float">
            <text:p>140351</text:p>
          </table:table-cell>
          <table:table-cell ns41:value-type="float" table:style-name="TL Data" office:value="124507" office:value-type="float">
            <text:p>124507</text:p>
          </table:table-cell>
          <table:table-cell ns41:value-type="float" table:style-name="TL Data" office:value="106253" office:value-type="float">
            <text:p>106253</text:p>
          </table:table-cell>
          <table:table-cell ns41:value-type="float" table:style-name="TL Data" office:value="269996" office:value-type="float">
            <text:p>269996</text:p>
          </table:table-cell>
          <table:table-cell ns41:value-type="float" table:style-name="TL Data" office:value="976095" office:value-type="float">
            <text:p>976095</text:p>
          </table:table-cell>
          <table:table-cell table:number-columns-repeated="1012"/>
        </table:table-row>
        <table:table-row table:style-name="ro4" table:number-rows-repeated="10479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1909_5f_02_5f_T3" style:page-layout-name="Mpm3" style:display-name="PageStyle_VT_1909_02_T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5-03-31T20:20:22.316000000</meta:creation-date>
    <dc:creator>Helpdesk</dc:creator>
    <dc:date>2005-04-04T15:16:46</dc:date>
    <meta:document-statistic meta:object-count="0" meta:cell-count="6877" meta:table-count="1"/>
    <meta:generator>ODFPY/1.3.0dev</meta:generator>
  </office:meta>
</office:document-meta>
</file>